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Scale: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0" calcext:value-type="float">
            <text:p>0</text:p>
          </table:table-cell>
          <table:table-cell table:formula="of:=1/(2*SQRT(2))" office:value-type="float" office:value="0.353553390593274" calcext:value-type="float">
            <text:p>0.353553390593274</text:p>
          </table:table-cell>
          <table:table-cell table:formula="of:=1/(2*SQRT(2))" office:value-type="float" office:value="0.353553390593274" calcext:value-type="float">
            <text:p>0.353553390593274</text:p>
          </table:table-cell>
          <table:table-cell table:formula="of:=1/(2*SQRT(2))" office:value-type="float" office:value="0.353553390593274" calcext:value-type="float">
            <text:p>0.353553390593274</text:p>
          </table:table-cell>
          <table:table-cell table:formula="of:=1/(2*SQRT(2))" office:value-type="float" office:value="0.353553390593274" calcext:value-type="float">
            <text:p>0.353553390593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formula="of:=0.5*COS((2*[.C3]+1)*[.B5]*PI()/16)" office:value-type="float" office:value="0.490392640201615" calcext:value-type="float">
            <text:p>0.490392640201615</text:p>
          </table:table-cell>
          <table:table-cell table:formula="of:=0.5*COS((2*[.D3]+1)*[.B5]*PI()/16)" office:value-type="float" office:value="0.415734806151273" calcext:value-type="float">
            <text:p>0.415734806151273</text:p>
          </table:table-cell>
          <table:table-cell table:formula="of:=0.5*COS((2*[.E3]+1)*[.B5]*PI()/16)" office:value-type="float" office:value="0.277785116509801" calcext:value-type="float">
            <text:p>0.277785116509801</text:p>
          </table:table-cell>
          <table:table-cell table:formula="of:=0.5*COS((2*[.F3]+1)*[.B5]*PI()/16)" office:value-type="float" office:value="0.0975451610080642" calcext:value-type="float">
            <text:p>0.097545161008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2" calcext:value-type="float">
            <text:p>2</text:p>
          </table:table-cell>
          <table:table-cell table:formula="of:=0.5*COS((2*[.C3]+1)*[.B6]*PI()/16)" office:value-type="float" office:value="0.461939766255643" calcext:value-type="float">
            <text:p>0.461939766255643</text:p>
          </table:table-cell>
          <table:table-cell table:formula="of:=0.5*COS((2*[.D3]+1)*[.B6]*PI()/16)" office:value-type="float" office:value="0.191341716182545" calcext:value-type="float">
            <text:p>0.191341716182545</text:p>
          </table:table-cell>
          <table:table-cell table:formula="of:=0.5*COS((2*[.E3]+1)*[.B6]*PI()/16)" office:value-type="float" office:value="-0.191341716182545" calcext:value-type="float">
            <text:p>-0.191341716182545</text:p>
          </table:table-cell>
          <table:table-cell table:formula="of:=0.5*COS((2*[.F3]+1)*[.B6]*PI()/16)" office:value-type="float" office:value="-0.461939766255643" calcext:value-type="float">
            <text:p>-0.461939766255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3" calcext:value-type="float">
            <text:p>3</text:p>
          </table:table-cell>
          <table:table-cell table:formula="of:=0.5*COS((2*[.C3]+1)*[.B7]*PI()/16)" office:value-type="float" office:value="0.415734806151273" calcext:value-type="float">
            <text:p>0.415734806151273</text:p>
          </table:table-cell>
          <table:table-cell table:formula="of:=0.5*COS((2*[.D3]+1)*[.B7]*PI()/16)" office:value-type="float" office:value="-0.0975451610080641" calcext:value-type="float">
            <text:p>-0.097545161008064</text:p>
          </table:table-cell>
          <table:table-cell table:formula="of:=0.5*COS((2*[.E3]+1)*[.B7]*PI()/16)" office:value-type="float" office:value="-0.490392640201615" calcext:value-type="float">
            <text:p>-0.490392640201615</text:p>
          </table:table-cell>
          <table:table-cell table:formula="of:=0.5*COS((2*[.F3]+1)*[.B7]*PI()/16)" office:value-type="float" office:value="-0.277785116509801" calcext:value-type="float">
            <text:p>-0.277785116509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4" calcext:value-type="float">
            <text:p>4</text:p>
          </table:table-cell>
          <table:table-cell table:formula="of:=0.5*COS((2*[.C3]+1)*[.B8]*PI()/16)" office:value-type="float" office:value="0.353553390593274" calcext:value-type="float">
            <text:p>0.353553390593274</text:p>
          </table:table-cell>
          <table:table-cell table:formula="of:=0.5*COS((2*[.D3]+1)*[.B8]*PI()/16)" office:value-type="float" office:value="-0.353553390593274" calcext:value-type="float">
            <text:p>-0.353553390593274</text:p>
          </table:table-cell>
          <table:table-cell table:formula="of:=0.5*COS((2*[.E3]+1)*[.B8]*PI()/16)" office:value-type="float" office:value="-0.353553390593274" calcext:value-type="float">
            <text:p>-0.353553390593274</text:p>
          </table:table-cell>
          <table:table-cell table:formula="of:=0.5*COS((2*[.F3]+1)*[.B8]*PI()/16)" office:value-type="float" office:value="0.353553390593274" calcext:value-type="float">
            <text:p>0.353553390593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5</text:p>
          </table:table-cell>
          <table:table-cell office:value-type="float" office:value="5" calcext:value-type="float">
            <text:p>5</text:p>
          </table:table-cell>
          <table:table-cell table:formula="of:=0.5*COS((2*[.C3]+1)*[.B9]*PI()/16)" office:value-type="float" office:value="0.277785116509801" calcext:value-type="float">
            <text:p>0.277785116509801</text:p>
          </table:table-cell>
          <table:table-cell table:formula="of:=0.5*COS((2*[.D3]+1)*[.B9]*PI()/16)" office:value-type="float" office:value="-0.490392640201615" calcext:value-type="float">
            <text:p>-0.490392640201615</text:p>
          </table:table-cell>
          <table:table-cell table:formula="of:=0.5*COS((2*[.E3]+1)*[.B9]*PI()/16)" office:value-type="float" office:value="0.0975451610080641" calcext:value-type="float">
            <text:p>0.097545161008064</text:p>
          </table:table-cell>
          <table:table-cell table:formula="of:=0.5*COS((2*[.F3]+1)*[.B9]*PI()/16)" office:value-type="float" office:value="0.415734806151273" calcext:value-type="float">
            <text:p>0.415734806151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6" calcext:value-type="float">
            <text:p>6</text:p>
          </table:table-cell>
          <table:table-cell table:formula="of:=0.5*COS((2*[.C3]+1)*[.B10]*PI()/16)" office:value-type="float" office:value="0.191341716182545" calcext:value-type="float">
            <text:p>0.191341716182545</text:p>
          </table:table-cell>
          <table:table-cell table:formula="of:=0.5*COS((2*[.D3]+1)*[.B10]*PI()/16)" office:value-type="float" office:value="-0.461939766255643" calcext:value-type="float">
            <text:p>-0.461939766255643</text:p>
          </table:table-cell>
          <table:table-cell table:formula="of:=0.5*COS((2*[.E3]+1)*[.B10]*PI()/16)" office:value-type="float" office:value="0.461939766255643" calcext:value-type="float">
            <text:p>0.461939766255643</text:p>
          </table:table-cell>
          <table:table-cell table:formula="of:=0.5*COS((2*[.F3]+1)*[.B10]*PI()/16)" office:value-type="float" office:value="-0.191341716182545" calcext:value-type="float">
            <text:p>-0.19134171618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7" calcext:value-type="float">
            <text:p>7</text:p>
          </table:table-cell>
          <table:table-cell table:formula="of:=0.5*COS((2*[.C3]+1)*[.B11]*PI()/16)" office:value-type="float" office:value="0.0975451610080642" calcext:value-type="float">
            <text:p>0.097545161008064</text:p>
          </table:table-cell>
          <table:table-cell table:formula="of:=0.5*COS((2*[.D3]+1)*[.B11]*PI()/16)" office:value-type="float" office:value="-0.277785116509801" calcext:value-type="float">
            <text:p>-0.277785116509801</text:p>
          </table:table-cell>
          <table:table-cell table:formula="of:=0.5*COS((2*[.E3]+1)*[.B11]*PI()/16)" office:value-type="float" office:value="0.415734806151273" calcext:value-type="float">
            <text:p>0.415734806151273</text:p>
          </table:table-cell>
          <table:table-cell table:formula="of:=0.5*COS((2*[.F3]+1)*[.B11]*PI()/16)" office:value-type="float" office:value="-0.490392640201615" calcext:value-type="float">
            <text:p>-0.490392640201615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0" calcext:value-type="float">
            <text:p>0</text:p>
          </table:table-cell>
          <table:table-cell table:formula="of:=ROUND([.$C$4]*2^Scale;0)" office:value-type="float" office:value="45" calcext:value-type="float">
            <text:p>45</text:p>
          </table:table-cell>
          <table:table-cell table:formula="of:=ROUND([.D4]*2^Scale;0)" office:value-type="float" office:value="45" calcext:value-type="float">
            <text:p>45</text:p>
          </table:table-cell>
          <table:table-cell table:formula="of:=ROUND([.E4]*2^Scale;0)" office:value-type="float" office:value="45" calcext:value-type="float">
            <text:p>45</text:p>
          </table:table-cell>
          <table:table-cell table:formula="of:=ROUND([.F4]*2^Scale;0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formula="of:=ROUND([.C5]*2^Scale;0)" office:value-type="float" office:value="63" calcext:value-type="float">
            <text:p>63</text:p>
          </table:table-cell>
          <table:table-cell table:formula="of:=ROUND([.D5]*2^Scale;0)" office:value-type="float" office:value="53" calcext:value-type="float">
            <text:p>53</text:p>
          </table:table-cell>
          <table:table-cell table:formula="of:=ROUND([.E5]*2^Scale;0)" office:value-type="float" office:value="36" calcext:value-type="float">
            <text:p>36</text:p>
          </table:table-cell>
          <table:table-cell table:formula="of:=ROUND([.F5]*2^Scale;0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2" calcext:value-type="float">
            <text:p>2</text:p>
          </table:table-cell>
          <table:table-cell table:formula="of:=ROUND([.C6]*2^Scale;0)" office:value-type="float" office:value="59" calcext:value-type="float">
            <text:p>59</text:p>
          </table:table-cell>
          <table:table-cell table:formula="of:=ROUND([.D6]*2^Scale;0)" office:value-type="float" office:value="24" calcext:value-type="float">
            <text:p>24</text:p>
          </table:table-cell>
          <table:table-cell table:formula="of:=ROUND([.E6]*2^Scale;0)" office:value-type="float" office:value="-24" calcext:value-type="float">
            <text:p>-24</text:p>
          </table:table-cell>
          <table:table-cell table:formula="of:=ROUND([.F6]*2^Scale;0)" office:value-type="float" office:value="-59" calcext:value-type="float">
            <text:p>-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3" calcext:value-type="float">
            <text:p>3</text:p>
          </table:table-cell>
          <table:table-cell table:formula="of:=ROUND([.C7]*2^Scale;0)" office:value-type="float" office:value="53" calcext:value-type="float">
            <text:p>53</text:p>
          </table:table-cell>
          <table:table-cell table:formula="of:=ROUND([.D7]*2^Scale;0)" office:value-type="float" office:value="-12" calcext:value-type="float">
            <text:p>-12</text:p>
          </table:table-cell>
          <table:table-cell table:formula="of:=ROUND([.E7]*2^Scale;0)" office:value-type="float" office:value="-63" calcext:value-type="float">
            <text:p>-63</text:p>
          </table:table-cell>
          <table:table-cell table:formula="of:=ROUND([.F7]*2^Scale;0)"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4" calcext:value-type="float">
            <text:p>4</text:p>
          </table:table-cell>
          <table:table-cell table:formula="of:=ROUND([.C8]*2^Scale;0)" office:value-type="float" office:value="45" calcext:value-type="float">
            <text:p>45</text:p>
          </table:table-cell>
          <table:table-cell table:formula="of:=ROUND([.D8]*2^Scale;0)" office:value-type="float" office:value="-45" calcext:value-type="float">
            <text:p>-45</text:p>
          </table:table-cell>
          <table:table-cell table:formula="of:=ROUND([.E8]*2^Scale;0)" office:value-type="float" office:value="-45" calcext:value-type="float">
            <text:p>-45</text:p>
          </table:table-cell>
          <table:table-cell table:formula="of:=ROUND([.F8]*2^Scale;0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5</text:p>
          </table:table-cell>
          <table:table-cell office:value-type="float" office:value="5" calcext:value-type="float">
            <text:p>5</text:p>
          </table:table-cell>
          <table:table-cell table:formula="of:=ROUND([.C9]*2^Scale;0)" office:value-type="float" office:value="36" calcext:value-type="float">
            <text:p>36</text:p>
          </table:table-cell>
          <table:table-cell table:formula="of:=ROUND([.D9]*2^Scale;0)" office:value-type="float" office:value="-63" calcext:value-type="float">
            <text:p>-63</text:p>
          </table:table-cell>
          <table:table-cell table:formula="of:=ROUND([.E9]*2^Scale;0)" office:value-type="float" office:value="12" calcext:value-type="float">
            <text:p>12</text:p>
          </table:table-cell>
          <table:table-cell table:formula="of:=ROUND([.F9]*2^Scale;0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6" calcext:value-type="float">
            <text:p>6</text:p>
          </table:table-cell>
          <table:table-cell table:formula="of:=ROUND([.C10]*2^Scale;0)" office:value-type="float" office:value="24" calcext:value-type="float">
            <text:p>24</text:p>
          </table:table-cell>
          <table:table-cell table:formula="of:=ROUND([.D10]*2^Scale;0)" office:value-type="float" office:value="-59" calcext:value-type="float">
            <text:p>-59</text:p>
          </table:table-cell>
          <table:table-cell table:formula="of:=ROUND([.E10]*2^Scale;0)" office:value-type="float" office:value="59" calcext:value-type="float">
            <text:p>59</text:p>
          </table:table-cell>
          <table:table-cell table:formula="of:=ROUND([.F10]*2^Scale;0)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7" calcext:value-type="float">
            <text:p>7</text:p>
          </table:table-cell>
          <table:table-cell table:formula="of:=ROUND([.C11]*2^Scale;0)" office:value-type="float" office:value="12" calcext:value-type="float">
            <text:p>12</text:p>
          </table:table-cell>
          <table:table-cell table:formula="of:=ROUND([.D11]*2^Scale;0)" office:value-type="float" office:value="-36" calcext:value-type="float">
            <text:p>-36</text:p>
          </table:table-cell>
          <table:table-cell table:formula="of:=ROUND([.E11]*2^Scale;0)" office:value-type="float" office:value="53" calcext:value-type="float">
            <text:p>53</text:p>
          </table:table-cell>
          <table:table-cell table:formula="of:=ROUND([.F11]*2^Scale;0)" office:value-type="float" office:value="-63" calcext:value-type="float">
            <text:p>-6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xed Point Inputs:</text:p>
          </table:table-cell>
          <table:table-cell table:number-columns-repeated="7"/>
        </table:table-row>
        <table:table-row table:style-name="ro1">
          <table:table-cell table:formula="of:=[.A26]*2^Scale" office:value-type="float" office:value="128" calcext:value-type="float">
            <text:p>128</text:p>
          </table:table-cell>
          <table:table-cell table:formula="of:=[.B26]*2^Scale" office:value-type="float" office:value="256" calcext:value-type="float">
            <text:p>256</text:p>
          </table:table-cell>
          <table:table-cell table:formula="of:=[.C26]*2^Scale" office:value-type="float" office:value="384" calcext:value-type="float">
            <text:p>384</text:p>
          </table:table-cell>
          <table:table-cell table:formula="of:=[.D26]*2^Scale" office:value-type="float" office:value="512" calcext:value-type="float">
            <text:p>512</text:p>
          </table:table-cell>
          <table:table-cell table:formula="of:=[.E26]*2^Scale" office:value-type="float" office:value="640" calcext:value-type="float">
            <text:p>640</text:p>
          </table:table-cell>
          <table:table-cell table:formula="of:=[.F26]*2^Scale" office:value-type="float" office:value="768" calcext:value-type="float">
            <text:p>768</text:p>
          </table:table-cell>
          <table:table-cell table:formula="of:=[.G26]*2^Scale" office:value-type="float" office:value="896" calcext:value-type="float">
            <text:p>896</text:p>
          </table:table-cell>
          <table:table-cell table:formula="of:=[.H26]*2^Scale" office:value-type="float" office:value="1024" calcext:value-type="float">
            <text:p>1024</text:p>
          </table:table-cell>
        </table:table-row>
        <table:table-row table:style-name="ro1">
          <table:table-cell table:formula="of:=[.A27]*2^Scale" office:value-type="float" office:value="1152" calcext:value-type="float">
            <text:p>1152</text:p>
          </table:table-cell>
          <table:table-cell table:formula="of:=[.B27]*2^Scale" office:value-type="float" office:value="1280" calcext:value-type="float">
            <text:p>1280</text:p>
          </table:table-cell>
          <table:table-cell table:formula="of:=[.C27]*2^Scale" office:value-type="float" office:value="1408" calcext:value-type="float">
            <text:p>1408</text:p>
          </table:table-cell>
          <table:table-cell table:formula="of:=[.D27]*2^Scale" office:value-type="float" office:value="1536" calcext:value-type="float">
            <text:p>1536</text:p>
          </table:table-cell>
          <table:table-cell table:formula="of:=[.E27]*2^Scale" office:value-type="float" office:value="1664" calcext:value-type="float">
            <text:p>1664</text:p>
          </table:table-cell>
          <table:table-cell table:formula="of:=[.F27]*2^Scale" office:value-type="float" office:value="1792" calcext:value-type="float">
            <text:p>1792</text:p>
          </table:table-cell>
          <table:table-cell table:formula="of:=[.G27]*2^Scale" office:value-type="float" office:value="1920" calcext:value-type="float">
            <text:p>1920</text:p>
          </table:table-cell>
          <table:table-cell table:formula="of:=[.H27]*2^Scale" office:value-type="float" office:value="2048" calcext:value-type="float">
            <text:p>2048</text:p>
          </table:table-cell>
        </table:table-row>
        <table:table-row table:style-name="ro1">
          <table:table-cell table:formula="of:=[.A28]*2^Scale" office:value-type="float" office:value="2176" calcext:value-type="float">
            <text:p>2176</text:p>
          </table:table-cell>
          <table:table-cell table:formula="of:=[.B28]*2^Scale" office:value-type="float" office:value="2304" calcext:value-type="float">
            <text:p>2304</text:p>
          </table:table-cell>
          <table:table-cell table:formula="of:=[.C28]*2^Scale" office:value-type="float" office:value="2432" calcext:value-type="float">
            <text:p>2432</text:p>
          </table:table-cell>
          <table:table-cell table:formula="of:=[.D28]*2^Scale" office:value-type="float" office:value="2560" calcext:value-type="float">
            <text:p>2560</text:p>
          </table:table-cell>
          <table:table-cell table:formula="of:=[.E28]*2^Scale" office:value-type="float" office:value="2688" calcext:value-type="float">
            <text:p>2688</text:p>
          </table:table-cell>
          <table:table-cell table:formula="of:=[.F28]*2^Scale" office:value-type="float" office:value="2816" calcext:value-type="float">
            <text:p>2816</text:p>
          </table:table-cell>
          <table:table-cell table:formula="of:=[.G28]*2^Scale" office:value-type="float" office:value="2944" calcext:value-type="float">
            <text:p>2944</text:p>
          </table:table-cell>
          <table:table-cell table:formula="of:=[.H28]*2^Scale" office:value-type="float" office:value="3072" calcext:value-type="float">
            <text:p>3072</text:p>
          </table:table-cell>
        </table:table-row>
        <table:table-row table:style-name="ro1">
          <table:table-cell table:formula="of:=[.A29]*2^Scale" office:value-type="float" office:value="3200" calcext:value-type="float">
            <text:p>3200</text:p>
          </table:table-cell>
          <table:table-cell table:formula="of:=[.B29]*2^Scale" office:value-type="float" office:value="3328" calcext:value-type="float">
            <text:p>3328</text:p>
          </table:table-cell>
          <table:table-cell table:formula="of:=[.C29]*2^Scale" office:value-type="float" office:value="3456" calcext:value-type="float">
            <text:p>3456</text:p>
          </table:table-cell>
          <table:table-cell table:formula="of:=[.D29]*2^Scale" office:value-type="float" office:value="3584" calcext:value-type="float">
            <text:p>3584</text:p>
          </table:table-cell>
          <table:table-cell table:formula="of:=[.E29]*2^Scale" office:value-type="float" office:value="3712" calcext:value-type="float">
            <text:p>3712</text:p>
          </table:table-cell>
          <table:table-cell table:formula="of:=[.F29]*2^Scale" office:value-type="float" office:value="3840" calcext:value-type="float">
            <text:p>3840</text:p>
          </table:table-cell>
          <table:table-cell table:formula="of:=[.G29]*2^Scale" office:value-type="float" office:value="3968" calcext:value-type="float">
            <text:p>3968</text:p>
          </table:table-cell>
          <table:table-cell table:formula="of:=[.H29]*2^Scale" office:value-type="float" office:value="4096" calcext:value-type="float">
            <text:p>4096</text:p>
          </table:table-cell>
        </table:table-row>
        <table:table-row table:style-name="ro1">
          <table:table-cell table:formula="of:=[.A30]*2^Scale" office:value-type="float" office:value="4224" calcext:value-type="float">
            <text:p>4224</text:p>
          </table:table-cell>
          <table:table-cell table:formula="of:=[.B30]*2^Scale" office:value-type="float" office:value="4352" calcext:value-type="float">
            <text:p>4352</text:p>
          </table:table-cell>
          <table:table-cell table:formula="of:=[.C30]*2^Scale" office:value-type="float" office:value="4480" calcext:value-type="float">
            <text:p>4480</text:p>
          </table:table-cell>
          <table:table-cell table:formula="of:=[.D30]*2^Scale" office:value-type="float" office:value="4608" calcext:value-type="float">
            <text:p>4608</text:p>
          </table:table-cell>
          <table:table-cell table:formula="of:=[.E30]*2^Scale" office:value-type="float" office:value="4736" calcext:value-type="float">
            <text:p>4736</text:p>
          </table:table-cell>
          <table:table-cell table:formula="of:=[.F30]*2^Scale" office:value-type="float" office:value="4864" calcext:value-type="float">
            <text:p>4864</text:p>
          </table:table-cell>
          <table:table-cell table:formula="of:=[.G30]*2^Scale" office:value-type="float" office:value="4992" calcext:value-type="float">
            <text:p>4992</text:p>
          </table:table-cell>
          <table:table-cell table:formula="of:=[.H30]*2^Scale" office:value-type="float" office:value="5120" calcext:value-type="float">
            <text:p>5120</text:p>
          </table:table-cell>
        </table:table-row>
        <table:table-row table:style-name="ro1">
          <table:table-cell table:formula="of:=[.A31]*2^Scale" office:value-type="float" office:value="5248" calcext:value-type="float">
            <text:p>5248</text:p>
          </table:table-cell>
          <table:table-cell table:formula="of:=[.B31]*2^Scale" office:value-type="float" office:value="5376" calcext:value-type="float">
            <text:p>5376</text:p>
          </table:table-cell>
          <table:table-cell table:formula="of:=[.C31]*2^Scale" office:value-type="float" office:value="5504" calcext:value-type="float">
            <text:p>5504</text:p>
          </table:table-cell>
          <table:table-cell table:formula="of:=[.D31]*2^Scale" office:value-type="float" office:value="5632" calcext:value-type="float">
            <text:p>5632</text:p>
          </table:table-cell>
          <table:table-cell table:formula="of:=[.E31]*2^Scale" office:value-type="float" office:value="5760" calcext:value-type="float">
            <text:p>5760</text:p>
          </table:table-cell>
          <table:table-cell table:formula="of:=[.F31]*2^Scale" office:value-type="float" office:value="5888" calcext:value-type="float">
            <text:p>5888</text:p>
          </table:table-cell>
          <table:table-cell table:formula="of:=[.G31]*2^Scale" office:value-type="float" office:value="6016" calcext:value-type="float">
            <text:p>6016</text:p>
          </table:table-cell>
          <table:table-cell table:formula="of:=[.H31]*2^Scale" office:value-type="float" office:value="6144" calcext:value-type="float">
            <text:p>6144</text:p>
          </table:table-cell>
        </table:table-row>
        <table:table-row table:style-name="ro1">
          <table:table-cell table:formula="of:=[.A32]*2^Scale" office:value-type="float" office:value="6272" calcext:value-type="float">
            <text:p>6272</text:p>
          </table:table-cell>
          <table:table-cell table:formula="of:=[.B32]*2^Scale" office:value-type="float" office:value="6400" calcext:value-type="float">
            <text:p>6400</text:p>
          </table:table-cell>
          <table:table-cell table:formula="of:=[.C32]*2^Scale" office:value-type="float" office:value="6528" calcext:value-type="float">
            <text:p>6528</text:p>
          </table:table-cell>
          <table:table-cell table:formula="of:=[.D32]*2^Scale" office:value-type="float" office:value="6656" calcext:value-type="float">
            <text:p>6656</text:p>
          </table:table-cell>
          <table:table-cell table:formula="of:=[.E32]*2^Scale" office:value-type="float" office:value="6784" calcext:value-type="float">
            <text:p>6784</text:p>
          </table:table-cell>
          <table:table-cell table:formula="of:=[.F32]*2^Scale" office:value-type="float" office:value="6912" calcext:value-type="float">
            <text:p>6912</text:p>
          </table:table-cell>
          <table:table-cell table:formula="of:=[.G32]*2^Scale" office:value-type="float" office:value="7040" calcext:value-type="float">
            <text:p>7040</text:p>
          </table:table-cell>
          <table:table-cell table:formula="of:=[.H32]*2^Scale" office:value-type="float" office:value="7168" calcext:value-type="float">
            <text:p>7168</text:p>
          </table:table-cell>
        </table:table-row>
        <table:table-row table:style-name="ro1">
          <table:table-cell table:formula="of:=[.A33]*2^Scale" office:value-type="float" office:value="7296" calcext:value-type="float">
            <text:p>7296</text:p>
          </table:table-cell>
          <table:table-cell table:formula="of:=[.B33]*2^Scale" office:value-type="float" office:value="7424" calcext:value-type="float">
            <text:p>7424</text:p>
          </table:table-cell>
          <table:table-cell table:formula="of:=[.C33]*2^Scale" office:value-type="float" office:value="7552" calcext:value-type="float">
            <text:p>7552</text:p>
          </table:table-cell>
          <table:table-cell table:formula="of:=[.D33]*2^Scale" office:value-type="float" office:value="7680" calcext:value-type="float">
            <text:p>7680</text:p>
          </table:table-cell>
          <table:table-cell table:formula="of:=[.E33]*2^Scale" office:value-type="float" office:value="7808" calcext:value-type="float">
            <text:p>7808</text:p>
          </table:table-cell>
          <table:table-cell table:formula="of:=[.F33]*2^Scale" office:value-type="float" office:value="7936" calcext:value-type="float">
            <text:p>7936</text:p>
          </table:table-cell>
          <table:table-cell table:formula="of:=[.G33]*2^Scale" office:value-type="float" office:value="8064" calcext:value-type="float">
            <text:p>8064</text:p>
          </table:table-cell>
          <table:table-cell table:formula="of:=[.H33]*2^Scale" office:value-type="float" office:value="8192" calcext:value-type="float">
            <text:p>819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-D Fixed Point Coefficients:</text:p>
          </table:table-cell>
          <table:table-cell table:number-columns-repeated="7"/>
        </table:table-row>
        <table:table-row table:style-name="ro1">
          <table:table-cell table:formula="of:=(alm_00*([.A36]+[.H36])+alm_01*([.B36]+[.G36])+alm_02*([.C36]+[.F36])+alm_03*([.D36]+[.E36]))/2^Scale" office:value-type="float" office:value="1620" calcext:value-type="float">
            <text:p>1620</text:p>
          </table:table-cell>
          <table:table-cell table:formula="of:=(alm_10*([.A36]-[.H36])+alm_11*([.B36]-[.G36])+alm_12*([.C36]-[.F36])+alm_13*([.D36]-[.E36]))/2^Scale" office:value-type="float" office:value="-826" calcext:value-type="float">
            <text:p>-826</text:p>
          </table:table-cell>
          <table:table-cell table:formula="of:=(alm_20*([.A36]+[.H36])+alm_21*([.B36]+[.G36])+alm_22*([.C36]+[.F36])+alm_23*([.D36]+[.E36]))/2^Scale" office:value-type="float" office:value="0" calcext:value-type="float">
            <text:p>0</text:p>
          </table:table-cell>
          <table:table-cell table:formula="of:=(alm_30*([.A36]-[.H36])+alm_31*([.B36]-[.G36])+alm_32*([.C36]-[.F36])+alm_33*([.D36]-[.E36]))/2^Scale" office:value-type="float" office:value="-86" calcext:value-type="float">
            <text:p>-86</text:p>
          </table:table-cell>
          <table:table-cell table:formula="of:=(alm_40*([.A36]+[.H36])+alm_41*([.B36]+[.G36])+alm_42*([.C36]+[.F36])+alm_43*([.D36]+[.E36]))/2^Scale" office:value-type="float" office:value="0" calcext:value-type="float">
            <text:p>0</text:p>
          </table:table-cell>
          <table:table-cell table:formula="of:=(alm_50*([.A36]-[.H36])+alm_51*([.B36]-[.G36])+alm_52*([.C36]-[.F36])+alm_53*([.D36]-[.E36]))/2^Scale" office:value-type="float" office:value="-26" calcext:value-type="float">
            <text:p>-26</text:p>
          </table:table-cell>
          <table:table-cell table:formula="of:=(alm_60*([.A36]+[.H36])+alm_61*([.B36]+[.G36])+alm_62*([.C36]+[.F36])+alm_63*([.D36]+[.E36]))/2^Scale" office:value-type="float" office:value="0" calcext:value-type="float">
            <text:p>0</text:p>
          </table:table-cell>
          <table:table-cell table:formula="of:=(alm_70*([.A36]-[.H36])+alm_71*([.B36]-[.G36])+alm_72*([.C36]-[.F36])+alm_73*([.D36]-[.E36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37]+[.H37])+alm_01*([.B37]+[.G37])+alm_02*([.C37]+[.F37])+alm_03*([.D37]+[.E37]))/2^Scale" office:value-type="float" office:value="4500" calcext:value-type="float">
            <text:p>4500</text:p>
          </table:table-cell>
          <table:table-cell table:formula="of:=(alm_10*([.A37]-[.H37])+alm_11*([.B37]-[.G37])+alm_12*([.C37]-[.F37])+alm_13*([.D37]-[.E37]))/2^Scale" office:value-type="float" office:value="-826" calcext:value-type="float">
            <text:p>-826</text:p>
          </table:table-cell>
          <table:table-cell table:formula="of:=(alm_20*([.A37]+[.H37])+alm_21*([.B37]+[.G37])+alm_22*([.C37]+[.F37])+alm_23*([.D37]+[.E37]))/2^Scale" office:value-type="float" office:value="0" calcext:value-type="float">
            <text:p>0</text:p>
          </table:table-cell>
          <table:table-cell table:formula="of:=(alm_30*([.A37]-[.H37])+alm_31*([.B37]-[.G37])+alm_32*([.C37]-[.F37])+alm_33*([.D37]-[.E37]))/2^Scale" office:value-type="float" office:value="-86" calcext:value-type="float">
            <text:p>-86</text:p>
          </table:table-cell>
          <table:table-cell table:formula="of:=(alm_40*([.A37]+[.H37])+alm_41*([.B37]+[.G37])+alm_42*([.C37]+[.F37])+alm_43*([.D37]+[.E37]))/2^Scale" office:value-type="float" office:value="0" calcext:value-type="float">
            <text:p>0</text:p>
          </table:table-cell>
          <table:table-cell table:formula="of:=(alm_50*([.A37]-[.H37])+alm_51*([.B37]-[.G37])+alm_52*([.C37]-[.F37])+alm_53*([.D37]-[.E37]))/2^Scale" office:value-type="float" office:value="-26" calcext:value-type="float">
            <text:p>-26</text:p>
          </table:table-cell>
          <table:table-cell table:formula="of:=(alm_60*([.A37]+[.H37])+alm_61*([.B37]+[.G37])+alm_62*([.C37]+[.F37])+alm_63*([.D37]+[.E37]))/2^Scale" office:value-type="float" office:value="0" calcext:value-type="float">
            <text:p>0</text:p>
          </table:table-cell>
          <table:table-cell table:formula="of:=(alm_70*([.A37]-[.H37])+alm_71*([.B37]-[.G37])+alm_72*([.C37]-[.F37])+alm_73*([.D37]-[.E37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38]+[.H38])+alm_01*([.B38]+[.G38])+alm_02*([.C38]+[.F38])+alm_03*([.D38]+[.E38]))/2^Scale" office:value-type="float" office:value="7380" calcext:value-type="float">
            <text:p>7380</text:p>
          </table:table-cell>
          <table:table-cell table:formula="of:=(alm_10*([.A38]-[.H38])+alm_11*([.B38]-[.G38])+alm_12*([.C38]-[.F38])+alm_13*([.D38]-[.E38]))/2^Scale" office:value-type="float" office:value="-826" calcext:value-type="float">
            <text:p>-826</text:p>
          </table:table-cell>
          <table:table-cell table:formula="of:=(alm_20*([.A38]+[.H38])+alm_21*([.B38]+[.G38])+alm_22*([.C38]+[.F38])+alm_23*([.D38]+[.E38]))/2^Scale" office:value-type="float" office:value="0" calcext:value-type="float">
            <text:p>0</text:p>
          </table:table-cell>
          <table:table-cell table:formula="of:=(alm_30*([.A38]-[.H38])+alm_31*([.B38]-[.G38])+alm_32*([.C38]-[.F38])+alm_33*([.D38]-[.E38]))/2^Scale" office:value-type="float" office:value="-86" calcext:value-type="float">
            <text:p>-86</text:p>
          </table:table-cell>
          <table:table-cell table:formula="of:=(alm_40*([.A38]+[.H38])+alm_41*([.B38]+[.G38])+alm_42*([.C38]+[.F38])+alm_43*([.D38]+[.E38]))/2^Scale" office:value-type="float" office:value="0" calcext:value-type="float">
            <text:p>0</text:p>
          </table:table-cell>
          <table:table-cell table:formula="of:=(alm_50*([.A38]-[.H38])+alm_51*([.B38]-[.G38])+alm_52*([.C38]-[.F38])+alm_53*([.D38]-[.E38]))/2^Scale" office:value-type="float" office:value="-26" calcext:value-type="float">
            <text:p>-26</text:p>
          </table:table-cell>
          <table:table-cell table:formula="of:=(alm_60*([.A38]+[.H38])+alm_61*([.B38]+[.G38])+alm_62*([.C38]+[.F38])+alm_63*([.D38]+[.E38]))/2^Scale" office:value-type="float" office:value="0" calcext:value-type="float">
            <text:p>0</text:p>
          </table:table-cell>
          <table:table-cell table:formula="of:=(alm_70*([.A38]-[.H38])+alm_71*([.B38]-[.G38])+alm_72*([.C38]-[.F38])+alm_73*([.D38]-[.E38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39]+[.H39])+alm_01*([.B39]+[.G39])+alm_02*([.C39]+[.F39])+alm_03*([.D39]+[.E39]))/2^Scale" office:value-type="float" office:value="10260" calcext:value-type="float">
            <text:p>10260</text:p>
          </table:table-cell>
          <table:table-cell table:formula="of:=(alm_10*([.A39]-[.H39])+alm_11*([.B39]-[.G39])+alm_12*([.C39]-[.F39])+alm_13*([.D39]-[.E39]))/2^Scale" office:value-type="float" office:value="-826" calcext:value-type="float">
            <text:p>-826</text:p>
          </table:table-cell>
          <table:table-cell table:formula="of:=(alm_20*([.A39]+[.H39])+alm_21*([.B39]+[.G39])+alm_22*([.C39]+[.F39])+alm_23*([.D39]+[.E39]))/2^Scale" office:value-type="float" office:value="0" calcext:value-type="float">
            <text:p>0</text:p>
          </table:table-cell>
          <table:table-cell table:formula="of:=(alm_30*([.A39]-[.H39])+alm_31*([.B39]-[.G39])+alm_32*([.C39]-[.F39])+alm_33*([.D39]-[.E39]))/2^Scale" office:value-type="float" office:value="-86" calcext:value-type="float">
            <text:p>-86</text:p>
          </table:table-cell>
          <table:table-cell table:formula="of:=(alm_40*([.A39]+[.H39])+alm_41*([.B39]+[.G39])+alm_42*([.C39]+[.F39])+alm_43*([.D39]+[.E39]))/2^Scale" office:value-type="float" office:value="0" calcext:value-type="float">
            <text:p>0</text:p>
          </table:table-cell>
          <table:table-cell table:formula="of:=(alm_50*([.A39]-[.H39])+alm_51*([.B39]-[.G39])+alm_52*([.C39]-[.F39])+alm_53*([.D39]-[.E39]))/2^Scale" office:value-type="float" office:value="-26" calcext:value-type="float">
            <text:p>-26</text:p>
          </table:table-cell>
          <table:table-cell table:formula="of:=(alm_60*([.A39]+[.H39])+alm_61*([.B39]+[.G39])+alm_62*([.C39]+[.F39])+alm_63*([.D39]+[.E39]))/2^Scale" office:value-type="float" office:value="0" calcext:value-type="float">
            <text:p>0</text:p>
          </table:table-cell>
          <table:table-cell table:formula="of:=(alm_70*([.A39]-[.H39])+alm_71*([.B39]-[.G39])+alm_72*([.C39]-[.F39])+alm_73*([.D39]-[.E39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40]+[.H40])+alm_01*([.B40]+[.G40])+alm_02*([.C40]+[.F40])+alm_03*([.D40]+[.E40]))/2^Scale" office:value-type="float" office:value="13140" calcext:value-type="float">
            <text:p>13140</text:p>
          </table:table-cell>
          <table:table-cell table:formula="of:=(alm_10*([.A40]-[.H40])+alm_11*([.B40]-[.G40])+alm_12*([.C40]-[.F40])+alm_13*([.D40]-[.E40]))/2^Scale" office:value-type="float" office:value="-826" calcext:value-type="float">
            <text:p>-826</text:p>
          </table:table-cell>
          <table:table-cell table:formula="of:=(alm_20*([.A40]+[.H40])+alm_21*([.B40]+[.G40])+alm_22*([.C40]+[.F40])+alm_23*([.D40]+[.E40]))/2^Scale" office:value-type="float" office:value="0" calcext:value-type="float">
            <text:p>0</text:p>
          </table:table-cell>
          <table:table-cell table:formula="of:=(alm_30*([.A40]-[.H40])+alm_31*([.B40]-[.G40])+alm_32*([.C40]-[.F40])+alm_33*([.D40]-[.E40]))/2^Scale" office:value-type="float" office:value="-86" calcext:value-type="float">
            <text:p>-86</text:p>
          </table:table-cell>
          <table:table-cell table:formula="of:=(alm_40*([.A40]+[.H40])+alm_41*([.B40]+[.G40])+alm_42*([.C40]+[.F40])+alm_43*([.D40]+[.E40]))/2^Scale" office:value-type="float" office:value="0" calcext:value-type="float">
            <text:p>0</text:p>
          </table:table-cell>
          <table:table-cell table:formula="of:=(alm_50*([.A40]-[.H40])+alm_51*([.B40]-[.G40])+alm_52*([.C40]-[.F40])+alm_53*([.D40]-[.E40]))/2^Scale" office:value-type="float" office:value="-26" calcext:value-type="float">
            <text:p>-26</text:p>
          </table:table-cell>
          <table:table-cell table:formula="of:=(alm_60*([.A40]+[.H40])+alm_61*([.B40]+[.G40])+alm_62*([.C40]+[.F40])+alm_63*([.D40]+[.E40]))/2^Scale" office:value-type="float" office:value="0" calcext:value-type="float">
            <text:p>0</text:p>
          </table:table-cell>
          <table:table-cell table:formula="of:=(alm_70*([.A40]-[.H40])+alm_71*([.B40]-[.G40])+alm_72*([.C40]-[.F40])+alm_73*([.D40]-[.E40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41]+[.H41])+alm_01*([.B41]+[.G41])+alm_02*([.C41]+[.F41])+alm_03*([.D41]+[.E41]))/2^Scale" office:value-type="float" office:value="16020" calcext:value-type="float">
            <text:p>16020</text:p>
          </table:table-cell>
          <table:table-cell table:formula="of:=(alm_10*([.A41]-[.H41])+alm_11*([.B41]-[.G41])+alm_12*([.C41]-[.F41])+alm_13*([.D41]-[.E41]))/2^Scale" office:value-type="float" office:value="-826" calcext:value-type="float">
            <text:p>-826</text:p>
          </table:table-cell>
          <table:table-cell table:formula="of:=(alm_20*([.A41]+[.H41])+alm_21*([.B41]+[.G41])+alm_22*([.C41]+[.F41])+alm_23*([.D41]+[.E41]))/2^Scale" office:value-type="float" office:value="0" calcext:value-type="float">
            <text:p>0</text:p>
          </table:table-cell>
          <table:table-cell table:formula="of:=(alm_30*([.A41]-[.H41])+alm_31*([.B41]-[.G41])+alm_32*([.C41]-[.F41])+alm_33*([.D41]-[.E41]))/2^Scale" office:value-type="float" office:value="-86" calcext:value-type="float">
            <text:p>-86</text:p>
          </table:table-cell>
          <table:table-cell table:formula="of:=(alm_40*([.A41]+[.H41])+alm_41*([.B41]+[.G41])+alm_42*([.C41]+[.F41])+alm_43*([.D41]+[.E41]))/2^Scale" office:value-type="float" office:value="0" calcext:value-type="float">
            <text:p>0</text:p>
          </table:table-cell>
          <table:table-cell table:formula="of:=(alm_50*([.A41]-[.H41])+alm_51*([.B41]-[.G41])+alm_52*([.C41]-[.F41])+alm_53*([.D41]-[.E41]))/2^Scale" office:value-type="float" office:value="-26" calcext:value-type="float">
            <text:p>-26</text:p>
          </table:table-cell>
          <table:table-cell table:formula="of:=(alm_60*([.A41]+[.H41])+alm_61*([.B41]+[.G41])+alm_62*([.C41]+[.F41])+alm_63*([.D41]+[.E41]))/2^Scale" office:value-type="float" office:value="0" calcext:value-type="float">
            <text:p>0</text:p>
          </table:table-cell>
          <table:table-cell table:formula="of:=(alm_70*([.A41]-[.H41])+alm_71*([.B41]-[.G41])+alm_72*([.C41]-[.F41])+alm_73*([.D41]-[.E41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42]+[.H42])+alm_01*([.B42]+[.G42])+alm_02*([.C42]+[.F42])+alm_03*([.D42]+[.E42]))/2^Scale" office:value-type="float" office:value="18900" calcext:value-type="float">
            <text:p>18900</text:p>
          </table:table-cell>
          <table:table-cell table:formula="of:=(alm_10*([.A42]-[.H42])+alm_11*([.B42]-[.G42])+alm_12*([.C42]-[.F42])+alm_13*([.D42]-[.E42]))/2^Scale" office:value-type="float" office:value="-826" calcext:value-type="float">
            <text:p>-826</text:p>
          </table:table-cell>
          <table:table-cell table:formula="of:=(alm_20*([.A42]+[.H42])+alm_21*([.B42]+[.G42])+alm_22*([.C42]+[.F42])+alm_23*([.D42]+[.E42]))/2^Scale" office:value-type="float" office:value="0" calcext:value-type="float">
            <text:p>0</text:p>
          </table:table-cell>
          <table:table-cell table:formula="of:=(alm_30*([.A42]-[.H42])+alm_31*([.B42]-[.G42])+alm_32*([.C42]-[.F42])+alm_33*([.D42]-[.E42]))/2^Scale" office:value-type="float" office:value="-86" calcext:value-type="float">
            <text:p>-86</text:p>
          </table:table-cell>
          <table:table-cell table:formula="of:=(alm_40*([.A42]+[.H42])+alm_41*([.B42]+[.G42])+alm_42*([.C42]+[.F42])+alm_43*([.D42]+[.E42]))/2^Scale" office:value-type="float" office:value="0" calcext:value-type="float">
            <text:p>0</text:p>
          </table:table-cell>
          <table:table-cell table:formula="of:=(alm_50*([.A42]-[.H42])+alm_51*([.B42]-[.G42])+alm_52*([.C42]-[.F42])+alm_53*([.D42]-[.E42]))/2^Scale" office:value-type="float" office:value="-26" calcext:value-type="float">
            <text:p>-26</text:p>
          </table:table-cell>
          <table:table-cell table:formula="of:=(alm_60*([.A42]+[.H42])+alm_61*([.B42]+[.G42])+alm_62*([.C42]+[.F42])+alm_63*([.D42]+[.E42]))/2^Scale" office:value-type="float" office:value="0" calcext:value-type="float">
            <text:p>0</text:p>
          </table:table-cell>
          <table:table-cell table:formula="of:=(alm_70*([.A42]-[.H42])+alm_71*([.B42]-[.G42])+alm_72*([.C42]-[.F42])+alm_73*([.D42]-[.E42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43]+[.H43])+alm_01*([.B43]+[.G43])+alm_02*([.C43]+[.F43])+alm_03*([.D43]+[.E43]))/2^Scale" office:value-type="float" office:value="21780" calcext:value-type="float">
            <text:p>21780</text:p>
          </table:table-cell>
          <table:table-cell table:formula="of:=(alm_10*([.A43]-[.H43])+alm_11*([.B43]-[.G43])+alm_12*([.C43]-[.F43])+alm_13*([.D43]-[.E43]))/2^Scale" office:value-type="float" office:value="-826" calcext:value-type="float">
            <text:p>-826</text:p>
          </table:table-cell>
          <table:table-cell table:formula="of:=(alm_20*([.A43]+[.H43])+alm_21*([.B43]+[.G43])+alm_22*([.C43]+[.F43])+alm_23*([.D43]+[.E43]))/2^Scale" office:value-type="float" office:value="0" calcext:value-type="float">
            <text:p>0</text:p>
          </table:table-cell>
          <table:table-cell table:formula="of:=(alm_30*([.A43]-[.H43])+alm_31*([.B43]-[.G43])+alm_32*([.C43]-[.F43])+alm_33*([.D43]-[.E43]))/2^Scale" office:value-type="float" office:value="-86" calcext:value-type="float">
            <text:p>-86</text:p>
          </table:table-cell>
          <table:table-cell table:formula="of:=(alm_40*([.A43]+[.H43])+alm_41*([.B43]+[.G43])+alm_42*([.C43]+[.F43])+alm_43*([.D43]+[.E43]))/2^Scale" office:value-type="float" office:value="0" calcext:value-type="float">
            <text:p>0</text:p>
          </table:table-cell>
          <table:table-cell table:formula="of:=(alm_50*([.A43]-[.H43])+alm_51*([.B43]-[.G43])+alm_52*([.C43]-[.F43])+alm_53*([.D43]-[.E43]))/2^Scale" office:value-type="float" office:value="-26" calcext:value-type="float">
            <text:p>-26</text:p>
          </table:table-cell>
          <table:table-cell table:formula="of:=(alm_60*([.A43]+[.H43])+alm_61*([.B43]+[.G43])+alm_62*([.C43]+[.F43])+alm_63*([.D43]+[.E43]))/2^Scale" office:value-type="float" office:value="0" calcext:value-type="float">
            <text:p>0</text:p>
          </table:table-cell>
          <table:table-cell table:formula="of:=(alm_70*([.A43]-[.H43])+alm_71*([.B43]-[.G43])+alm_72*([.C43]-[.F43])+alm_73*([.D43]-[.E43]))/2^Scale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-D Decimal Coefficients:</text:p>
          </table:table-cell>
          <table:table-cell table:number-columns-repeated="7"/>
        </table:table-row>
        <table:table-row table:style-name="ro1">
          <table:table-cell table:formula="of:=[.A46]/2^Scale" office:value-type="float" office:value="12.65625" calcext:value-type="float">
            <text:p>12.65625</text:p>
          </table:table-cell>
          <table:table-cell table:formula="of:=[.B46]/2^Scale" office:value-type="float" office:value="-6.453125" calcext:value-type="float">
            <text:p>-6.453125</text:p>
          </table:table-cell>
          <table:table-cell table:formula="of:=[.C46]/2^Scale" office:value-type="float" office:value="0" calcext:value-type="float">
            <text:p>0</text:p>
          </table:table-cell>
          <table:table-cell table:formula="of:=[.D46]/2^Scale" office:value-type="float" office:value="-0.671875" calcext:value-type="float">
            <text:p>-0.671875</text:p>
          </table:table-cell>
          <table:table-cell table:formula="of:=[.E46]/2^Scale" office:value-type="float" office:value="0" calcext:value-type="float">
            <text:p>0</text:p>
          </table:table-cell>
          <table:table-cell table:formula="of:=[.F46]/2^Scale" office:value-type="float" office:value="-0.203125" calcext:value-type="float">
            <text:p>-0.203125</text:p>
          </table:table-cell>
          <table:table-cell table:formula="of:=[.G46]/2^Scale" office:value-type="float" office:value="0" calcext:value-type="float">
            <text:p>0</text:p>
          </table:table-cell>
          <table:table-cell table:formula="of:=[.H46]/2^Scale" office:value-type="float" office:value="0" calcext:value-type="float">
            <text:p>0</text:p>
          </table:table-cell>
        </table:table-row>
        <table:table-row table:style-name="ro1">
          <table:table-cell table:formula="of:=[.A47]/2^Scale" office:value-type="float" office:value="35.15625" calcext:value-type="float">
            <text:p>35.15625</text:p>
          </table:table-cell>
          <table:table-cell table:formula="of:=[.B47]/2^Scale" office:value-type="float" office:value="-6.453125" calcext:value-type="float">
            <text:p>-6.453125</text:p>
          </table:table-cell>
          <table:table-cell table:formula="of:=[.C47]/2^Scale" office:value-type="float" office:value="0" calcext:value-type="float">
            <text:p>0</text:p>
          </table:table-cell>
          <table:table-cell table:formula="of:=[.D47]/2^Scale" office:value-type="float" office:value="-0.671875" calcext:value-type="float">
            <text:p>-0.671875</text:p>
          </table:table-cell>
          <table:table-cell table:formula="of:=[.E47]/2^Scale" office:value-type="float" office:value="0" calcext:value-type="float">
            <text:p>0</text:p>
          </table:table-cell>
          <table:table-cell table:formula="of:=[.F47]/2^Scale" office:value-type="float" office:value="-0.203125" calcext:value-type="float">
            <text:p>-0.203125</text:p>
          </table:table-cell>
          <table:table-cell table:formula="of:=[.G47]/2^Scale" office:value-type="float" office:value="0" calcext:value-type="float">
            <text:p>0</text:p>
          </table:table-cell>
          <table:table-cell table:formula="of:=[.H47]/2^Scale" office:value-type="float" office:value="0" calcext:value-type="float">
            <text:p>0</text:p>
          </table:table-cell>
        </table:table-row>
        <table:table-row table:style-name="ro1">
          <table:table-cell table:formula="of:=[.A48]/2^Scale" office:value-type="float" office:value="57.65625" calcext:value-type="float">
            <text:p>57.65625</text:p>
          </table:table-cell>
          <table:table-cell table:formula="of:=[.B48]/2^Scale" office:value-type="float" office:value="-6.453125" calcext:value-type="float">
            <text:p>-6.453125</text:p>
          </table:table-cell>
          <table:table-cell table:formula="of:=[.C48]/2^Scale" office:value-type="float" office:value="0" calcext:value-type="float">
            <text:p>0</text:p>
          </table:table-cell>
          <table:table-cell table:formula="of:=[.D48]/2^Scale" office:value-type="float" office:value="-0.671875" calcext:value-type="float">
            <text:p>-0.671875</text:p>
          </table:table-cell>
          <table:table-cell table:formula="of:=[.E48]/2^Scale" office:value-type="float" office:value="0" calcext:value-type="float">
            <text:p>0</text:p>
          </table:table-cell>
          <table:table-cell table:formula="of:=[.F48]/2^Scale" office:value-type="float" office:value="-0.203125" calcext:value-type="float">
            <text:p>-0.203125</text:p>
          </table:table-cell>
          <table:table-cell table:formula="of:=[.G48]/2^Scale" office:value-type="float" office:value="0" calcext:value-type="float">
            <text:p>0</text:p>
          </table:table-cell>
          <table:table-cell table:formula="of:=[.H48]/2^Scale" office:value-type="float" office:value="0" calcext:value-type="float">
            <text:p>0</text:p>
          </table:table-cell>
        </table:table-row>
        <table:table-row table:style-name="ro1">
          <table:table-cell table:formula="of:=[.A49]/2^Scale" office:value-type="float" office:value="80.15625" calcext:value-type="float">
            <text:p>80.15625</text:p>
          </table:table-cell>
          <table:table-cell table:formula="of:=[.B49]/2^Scale" office:value-type="float" office:value="-6.453125" calcext:value-type="float">
            <text:p>-6.453125</text:p>
          </table:table-cell>
          <table:table-cell table:formula="of:=[.C49]/2^Scale" office:value-type="float" office:value="0" calcext:value-type="float">
            <text:p>0</text:p>
          </table:table-cell>
          <table:table-cell table:formula="of:=[.D49]/2^Scale" office:value-type="float" office:value="-0.671875" calcext:value-type="float">
            <text:p>-0.671875</text:p>
          </table:table-cell>
          <table:table-cell table:formula="of:=[.E49]/2^Scale" office:value-type="float" office:value="0" calcext:value-type="float">
            <text:p>0</text:p>
          </table:table-cell>
          <table:table-cell table:formula="of:=[.F49]/2^Scale" office:value-type="float" office:value="-0.203125" calcext:value-type="float">
            <text:p>-0.203125</text:p>
          </table:table-cell>
          <table:table-cell table:formula="of:=[.G49]/2^Scale" office:value-type="float" office:value="0" calcext:value-type="float">
            <text:p>0</text:p>
          </table:table-cell>
          <table:table-cell table:formula="of:=[.H49]/2^Scale" office:value-type="float" office:value="0" calcext:value-type="float">
            <text:p>0</text:p>
          </table:table-cell>
        </table:table-row>
        <table:table-row table:style-name="ro1">
          <table:table-cell table:formula="of:=[.A50]/2^Scale" office:value-type="float" office:value="102.65625" calcext:value-type="float">
            <text:p>102.65625</text:p>
          </table:table-cell>
          <table:table-cell table:formula="of:=[.B50]/2^Scale" office:value-type="float" office:value="-6.453125" calcext:value-type="float">
            <text:p>-6.453125</text:p>
          </table:table-cell>
          <table:table-cell table:formula="of:=[.C50]/2^Scale" office:value-type="float" office:value="0" calcext:value-type="float">
            <text:p>0</text:p>
          </table:table-cell>
          <table:table-cell table:formula="of:=[.D50]/2^Scale" office:value-type="float" office:value="-0.671875" calcext:value-type="float">
            <text:p>-0.671875</text:p>
          </table:table-cell>
          <table:table-cell table:formula="of:=[.E50]/2^Scale" office:value-type="float" office:value="0" calcext:value-type="float">
            <text:p>0</text:p>
          </table:table-cell>
          <table:table-cell table:formula="of:=[.F50]/2^Scale" office:value-type="float" office:value="-0.203125" calcext:value-type="float">
            <text:p>-0.203125</text:p>
          </table:table-cell>
          <table:table-cell table:formula="of:=[.G50]/2^Scale" office:value-type="float" office:value="0" calcext:value-type="float">
            <text:p>0</text:p>
          </table:table-cell>
          <table:table-cell table:formula="of:=[.H50]/2^Scale" office:value-type="float" office:value="0" calcext:value-type="float">
            <text:p>0</text:p>
          </table:table-cell>
        </table:table-row>
        <table:table-row table:style-name="ro1">
          <table:table-cell table:formula="of:=[.A51]/2^Scale" office:value-type="float" office:value="125.15625" calcext:value-type="float">
            <text:p>125.15625</text:p>
          </table:table-cell>
          <table:table-cell table:formula="of:=[.B51]/2^Scale" office:value-type="float" office:value="-6.453125" calcext:value-type="float">
            <text:p>-6.453125</text:p>
          </table:table-cell>
          <table:table-cell table:formula="of:=[.C51]/2^Scale" office:value-type="float" office:value="0" calcext:value-type="float">
            <text:p>0</text:p>
          </table:table-cell>
          <table:table-cell table:formula="of:=[.D51]/2^Scale" office:value-type="float" office:value="-0.671875" calcext:value-type="float">
            <text:p>-0.671875</text:p>
          </table:table-cell>
          <table:table-cell table:formula="of:=[.E51]/2^Scale" office:value-type="float" office:value="0" calcext:value-type="float">
            <text:p>0</text:p>
          </table:table-cell>
          <table:table-cell table:formula="of:=[.F51]/2^Scale" office:value-type="float" office:value="-0.203125" calcext:value-type="float">
            <text:p>-0.203125</text:p>
          </table:table-cell>
          <table:table-cell table:formula="of:=[.G51]/2^Scale" office:value-type="float" office:value="0" calcext:value-type="float">
            <text:p>0</text:p>
          </table:table-cell>
          <table:table-cell table:formula="of:=[.H51]/2^Scale" office:value-type="float" office:value="0" calcext:value-type="float">
            <text:p>0</text:p>
          </table:table-cell>
        </table:table-row>
        <table:table-row table:style-name="ro1">
          <table:table-cell table:formula="of:=[.A52]/2^Scale" office:value-type="float" office:value="147.65625" calcext:value-type="float">
            <text:p>147.65625</text:p>
          </table:table-cell>
          <table:table-cell table:formula="of:=[.B52]/2^Scale" office:value-type="float" office:value="-6.453125" calcext:value-type="float">
            <text:p>-6.453125</text:p>
          </table:table-cell>
          <table:table-cell table:formula="of:=[.C52]/2^Scale" office:value-type="float" office:value="0" calcext:value-type="float">
            <text:p>0</text:p>
          </table:table-cell>
          <table:table-cell table:formula="of:=[.D52]/2^Scale" office:value-type="float" office:value="-0.671875" calcext:value-type="float">
            <text:p>-0.671875</text:p>
          </table:table-cell>
          <table:table-cell table:formula="of:=[.E52]/2^Scale" office:value-type="float" office:value="0" calcext:value-type="float">
            <text:p>0</text:p>
          </table:table-cell>
          <table:table-cell table:formula="of:=[.F52]/2^Scale" office:value-type="float" office:value="-0.203125" calcext:value-type="float">
            <text:p>-0.203125</text:p>
          </table:table-cell>
          <table:table-cell table:formula="of:=[.G52]/2^Scale" office:value-type="float" office:value="0" calcext:value-type="float">
            <text:p>0</text:p>
          </table:table-cell>
          <table:table-cell table:formula="of:=[.H52]/2^Scale" office:value-type="float" office:value="0" calcext:value-type="float">
            <text:p>0</text:p>
          </table:table-cell>
        </table:table-row>
        <table:table-row table:style-name="ro1">
          <table:table-cell table:formula="of:=[.A53]/2^Scale" office:value-type="float" office:value="170.15625" calcext:value-type="float">
            <text:p>170.15625</text:p>
          </table:table-cell>
          <table:table-cell table:formula="of:=[.B53]/2^Scale" office:value-type="float" office:value="-6.453125" calcext:value-type="float">
            <text:p>-6.453125</text:p>
          </table:table-cell>
          <table:table-cell table:formula="of:=[.C53]/2^Scale" office:value-type="float" office:value="0" calcext:value-type="float">
            <text:p>0</text:p>
          </table:table-cell>
          <table:table-cell table:formula="of:=[.D53]/2^Scale" office:value-type="float" office:value="-0.671875" calcext:value-type="float">
            <text:p>-0.671875</text:p>
          </table:table-cell>
          <table:table-cell table:formula="of:=[.E53]/2^Scale" office:value-type="float" office:value="0" calcext:value-type="float">
            <text:p>0</text:p>
          </table:table-cell>
          <table:table-cell table:formula="of:=[.F53]/2^Scale" office:value-type="float" office:value="-0.203125" calcext:value-type="float">
            <text:p>-0.203125</text:p>
          </table:table-cell>
          <table:table-cell table:formula="of:=[.G53]/2^Scale" office:value-type="float" office:value="0" calcext:value-type="float">
            <text:p>0</text:p>
          </table:table-cell>
          <table:table-cell table:formula="of:=[.H53]/2^Scale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posed Fixed Point Coefficients:</text:p>
          </table:table-cell>
          <table:table-cell table:number-columns-repeated="7"/>
        </table:table-row>
        <table:table-row table:style-name="ro1">
          <table:table-cell table:formula="of:=[.A46]" office:value-type="float" office:value="1620" calcext:value-type="float">
            <text:p>1620</text:p>
          </table:table-cell>
          <table:table-cell table:formula="of:=[.A47]" office:value-type="float" office:value="4500" calcext:value-type="float">
            <text:p>4500</text:p>
          </table:table-cell>
          <table:table-cell table:formula="of:=[.A48]" office:value-type="float" office:value="7380" calcext:value-type="float">
            <text:p>7380</text:p>
          </table:table-cell>
          <table:table-cell table:formula="of:=[.A49]" office:value-type="float" office:value="10260" calcext:value-type="float">
            <text:p>10260</text:p>
          </table:table-cell>
          <table:table-cell table:formula="of:=[.A50]" office:value-type="float" office:value="13140" calcext:value-type="float">
            <text:p>13140</text:p>
          </table:table-cell>
          <table:table-cell table:formula="of:=[.A51]" office:value-type="float" office:value="16020" calcext:value-type="float">
            <text:p>16020</text:p>
          </table:table-cell>
          <table:table-cell table:formula="of:=[.A52]" office:value-type="float" office:value="18900" calcext:value-type="float">
            <text:p>18900</text:p>
          </table:table-cell>
          <table:table-cell table:formula="of:=[.A53]" office:value-type="float" office:value="21780" calcext:value-type="float">
            <text:p>21780</text:p>
          </table:table-cell>
        </table:table-row>
        <table:table-row table:style-name="ro1">
          <table:table-cell table:formula="of:=[.B46]" office:value-type="float" office:value="-826" calcext:value-type="float">
            <text:p>-826</text:p>
          </table:table-cell>
          <table:table-cell table:formula="of:=[.B47]" office:value-type="float" office:value="-826" calcext:value-type="float">
            <text:p>-826</text:p>
          </table:table-cell>
          <table:table-cell table:formula="of:=[.B48]" office:value-type="float" office:value="-826" calcext:value-type="float">
            <text:p>-826</text:p>
          </table:table-cell>
          <table:table-cell table:formula="of:=[.B49]" office:value-type="float" office:value="-826" calcext:value-type="float">
            <text:p>-826</text:p>
          </table:table-cell>
          <table:table-cell table:formula="of:=[.B50]" office:value-type="float" office:value="-826" calcext:value-type="float">
            <text:p>-826</text:p>
          </table:table-cell>
          <table:table-cell table:formula="of:=[.B51]" office:value-type="float" office:value="-826" calcext:value-type="float">
            <text:p>-826</text:p>
          </table:table-cell>
          <table:table-cell table:formula="of:=[.B52]" office:value-type="float" office:value="-826" calcext:value-type="float">
            <text:p>-826</text:p>
          </table:table-cell>
          <table:table-cell table:formula="of:=[.B53]" office:value-type="float" office:value="-826" calcext:value-type="float">
            <text:p>-826</text:p>
          </table:table-cell>
        </table:table-row>
        <table:table-row table:style-name="ro1">
          <table:table-cell table:formula="of:=[.C46]" office:value-type="float" office:value="0" calcext:value-type="float">
            <text:p>0</text:p>
          </table:table-cell>
          <table:table-cell table:formula="of:=[.C47]" office:value-type="float" office:value="0" calcext:value-type="float">
            <text:p>0</text:p>
          </table:table-cell>
          <table:table-cell table:formula="of:=[.C48]" office:value-type="float" office:value="0" calcext:value-type="float">
            <text:p>0</text:p>
          </table:table-cell>
          <table:table-cell table:formula="of:=[.C49]" office:value-type="float" office:value="0" calcext:value-type="float">
            <text:p>0</text:p>
          </table:table-cell>
          <table:table-cell table:formula="of:=[.C50]" office:value-type="float" office:value="0" calcext:value-type="float">
            <text:p>0</text:p>
          </table:table-cell>
          <table:table-cell table:formula="of:=[.C51]" office:value-type="float" office:value="0" calcext:value-type="float">
            <text:p>0</text:p>
          </table:table-cell>
          <table:table-cell table:formula="of:=[.C52]" office:value-type="float" office:value="0" calcext:value-type="float">
            <text:p>0</text:p>
          </table:table-cell>
          <table:table-cell table:formula="of:=[.C53]" office:value-type="float" office:value="0" calcext:value-type="float">
            <text:p>0</text:p>
          </table:table-cell>
        </table:table-row>
        <table:table-row table:style-name="ro1">
          <table:table-cell table:formula="of:=[.D46]" office:value-type="float" office:value="-86" calcext:value-type="float">
            <text:p>-86</text:p>
          </table:table-cell>
          <table:table-cell table:formula="of:=[.D47]" office:value-type="float" office:value="-86" calcext:value-type="float">
            <text:p>-86</text:p>
          </table:table-cell>
          <table:table-cell table:formula="of:=[.D48]" office:value-type="float" office:value="-86" calcext:value-type="float">
            <text:p>-86</text:p>
          </table:table-cell>
          <table:table-cell table:formula="of:=[.D49]" office:value-type="float" office:value="-86" calcext:value-type="float">
            <text:p>-86</text:p>
          </table:table-cell>
          <table:table-cell table:formula="of:=[.D50]" office:value-type="float" office:value="-86" calcext:value-type="float">
            <text:p>-86</text:p>
          </table:table-cell>
          <table:table-cell table:formula="of:=[.D51]" office:value-type="float" office:value="-86" calcext:value-type="float">
            <text:p>-86</text:p>
          </table:table-cell>
          <table:table-cell table:formula="of:=[.D52]" office:value-type="float" office:value="-86" calcext:value-type="float">
            <text:p>-86</text:p>
          </table:table-cell>
          <table:table-cell table:formula="of:=[.D53]" office:value-type="float" office:value="-86" calcext:value-type="float">
            <text:p>-86</text:p>
          </table:table-cell>
        </table:table-row>
        <table:table-row table:style-name="ro1">
          <table:table-cell table:formula="of:=[.E46]" office:value-type="float" office:value="0" calcext:value-type="float">
            <text:p>0</text:p>
          </table:table-cell>
          <table:table-cell table:formula="of:=[.E47]" office:value-type="float" office:value="0" calcext:value-type="float">
            <text:p>0</text:p>
          </table:table-cell>
          <table:table-cell table:formula="of:=[.E48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  <table:table-cell table:formula="of:=[.E51]" office:value-type="float" office:value="0" calcext:value-type="float">
            <text:p>0</text:p>
          </table:table-cell>
          <table:table-cell table:formula="of:=[.E52]" office:value-type="float" office:value="0" calcext:value-type="float">
            <text:p>0</text:p>
          </table:table-cell>
          <table:table-cell table:formula="of:=[.E53]" office:value-type="float" office:value="0" calcext:value-type="float">
            <text:p>0</text:p>
          </table:table-cell>
        </table:table-row>
        <table:table-row table:style-name="ro1">
          <table:table-cell table:formula="of:=[.F46]" office:value-type="float" office:value="-26" calcext:value-type="float">
            <text:p>-26</text:p>
          </table:table-cell>
          <table:table-cell table:formula="of:=[.F47]" office:value-type="float" office:value="-26" calcext:value-type="float">
            <text:p>-26</text:p>
          </table:table-cell>
          <table:table-cell table:formula="of:=[.F48]" office:value-type="float" office:value="-26" calcext:value-type="float">
            <text:p>-26</text:p>
          </table:table-cell>
          <table:table-cell table:formula="of:=[.F49]" office:value-type="float" office:value="-26" calcext:value-type="float">
            <text:p>-26</text:p>
          </table:table-cell>
          <table:table-cell table:formula="of:=[.F50]" office:value-type="float" office:value="-26" calcext:value-type="float">
            <text:p>-26</text:p>
          </table:table-cell>
          <table:table-cell table:formula="of:=[.F51]" office:value-type="float" office:value="-26" calcext:value-type="float">
            <text:p>-26</text:p>
          </table:table-cell>
          <table:table-cell table:formula="of:=[.F52]" office:value-type="float" office:value="-26" calcext:value-type="float">
            <text:p>-26</text:p>
          </table:table-cell>
          <table:table-cell table:formula="of:=[.F53]" office:value-type="float" office:value="-26" calcext:value-type="float">
            <text:p>-26</text:p>
          </table:table-cell>
        </table:table-row>
        <table:table-row table:style-name="ro1">
          <table:table-cell table:formula="of:=[.G46]" office:value-type="float" office:value="0" calcext:value-type="float">
            <text:p>0</text:p>
          </table:table-cell>
          <table:table-cell table:formula="of:=[.G47]" office:value-type="float" office:value="0" calcext:value-type="float">
            <text:p>0</text:p>
          </table:table-cell>
          <table:table-cell table:formula="of:=[.G48]" office:value-type="float" office:value="0" calcext:value-type="float">
            <text:p>0</text:p>
          </table:table-cell>
          <table:table-cell table:formula="of:=[.G49]" office:value-type="float" office:value="0" calcext:value-type="float">
            <text:p>0</text:p>
          </table:table-cell>
          <table:table-cell table:formula="of:=[.G50]" office:value-type="float" office:value="0" calcext:value-type="float">
            <text:p>0</text:p>
          </table:table-cell>
          <table:table-cell table:formula="of:=[.G51]" office:value-type="float" office:value="0" calcext:value-type="float">
            <text:p>0</text:p>
          </table:table-cell>
          <table:table-cell table:formula="of:=[.G52]" office:value-type="float" office:value="0" calcext:value-type="float">
            <text:p>0</text:p>
          </table:table-cell>
          <table:table-cell table:formula="of:=[.G53]" office:value-type="float" office:value="0" calcext:value-type="float">
            <text:p>0</text:p>
          </table:table-cell>
        </table:table-row>
        <table:table-row table:style-name="ro1">
          <table:table-cell table:formula="of:=[.H46]" office:value-type="float" office:value="0" calcext:value-type="float">
            <text:p>0</text:p>
          </table:table-cell>
          <table:table-cell table:formula="of:=[.H47]" office:value-type="float" office:value="0" calcext:value-type="float">
            <text:p>0</text:p>
          </table:table-cell>
          <table:table-cell table:formula="of:=[.H48]" office:value-type="float" office:value="0" calcext:value-type="float">
            <text:p>0</text:p>
          </table:table-cell>
          <table:table-cell table:formula="of:=[.H49]" office:value-type="float" office:value="0" calcext:value-type="float">
            <text:p>0</text:p>
          </table:table-cell>
          <table:table-cell table:formula="of:=[.H50]" office:value-type="float" office:value="0" calcext:value-type="float">
            <text:p>0</text:p>
          </table:table-cell>
          <table:table-cell table:formula="of:=[.H51]" office:value-type="float" office:value="0" calcext:value-type="float">
            <text:p>0</text:p>
          </table:table-cell>
          <table:table-cell table:formula="of:=[.H52]" office:value-type="float" office:value="0" calcext:value-type="float">
            <text:p>0</text:p>
          </table:table-cell>
          <table:table-cell table:formula="of:=[.H53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-D Fixed Point Coefficients:</text:p>
          </table:table-cell>
          <table:table-cell table:number-columns-repeated="7"/>
        </table:table-row>
        <table:table-row table:style-name="ro1">
          <table:table-cell table:formula="of:=(alm_00*([.A66]+[.H66])+alm_01*([.B66]+[.G66])+alm_02*([.C66]+[.F66])+alm_03*([.D66]+[.E66]))/2^Scale" office:value-type="float" office:value="32906.25" calcext:value-type="float">
            <text:p>32906.25</text:p>
          </table:table-cell>
          <table:table-cell table:formula="of:=(alm_10*([.A66]-[.H66])+alm_11*([.B66]-[.G66])+alm_12*([.C66]-[.F66])+alm_13*([.D66]-[.E66]))/2^Scale" office:value-type="float" office:value="-18585" calcext:value-type="float">
            <text:p>-18585</text:p>
          </table:table-cell>
          <table:table-cell table:formula="of:=(alm_20*([.A66]+[.H66])+alm_21*([.B66]+[.G66])+alm_22*([.C66]+[.F66])+alm_23*([.D66]+[.E66]))/2^Scale" office:value-type="float" office:value="0" calcext:value-type="float">
            <text:p>0</text:p>
          </table:table-cell>
          <table:table-cell table:formula="of:=(alm_30*([.A66]-[.H66])+alm_31*([.B66]-[.G66])+alm_32*([.C66]-[.F66])+alm_33*([.D66]-[.E66]))/2^Scale" office:value-type="float" office:value="-1935" calcext:value-type="float">
            <text:p>-1935</text:p>
          </table:table-cell>
          <table:table-cell table:formula="of:=(alm_40*([.A66]+[.H66])+alm_41*([.B66]+[.G66])+alm_42*([.C66]+[.F66])+alm_43*([.D66]+[.E66]))/2^Scale" office:value-type="float" office:value="0" calcext:value-type="float">
            <text:p>0</text:p>
          </table:table-cell>
          <table:table-cell table:formula="of:=(alm_50*([.A66]-[.H66])+alm_51*([.B66]-[.G66])+alm_52*([.C66]-[.F66])+alm_53*([.D66]-[.E66]))/2^Scale" office:value-type="float" office:value="-585" calcext:value-type="float">
            <text:p>-585</text:p>
          </table:table-cell>
          <table:table-cell table:formula="of:=(alm_60*([.A66]+[.H66])+alm_61*([.B66]+[.G66])+alm_62*([.C66]+[.F66])+alm_63*([.D66]+[.E66]))/2^Scale" office:value-type="float" office:value="0" calcext:value-type="float">
            <text:p>0</text:p>
          </table:table-cell>
          <table:table-cell table:formula="of:=(alm_70*([.A66]-[.H66])+alm_71*([.B66]-[.G66])+alm_72*([.C66]-[.F66])+alm_73*([.D66]-[.E66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67]+[.H67])+alm_01*([.B67]+[.G67])+alm_02*([.C67]+[.F67])+alm_03*([.D67]+[.E67]))/2^Scale" office:value-type="float" office:value="-2323.125" calcext:value-type="float">
            <text:p>-2323.125</text:p>
          </table:table-cell>
          <table:table-cell table:formula="of:=(alm_10*([.A67]-[.H67])+alm_11*([.B67]-[.G67])+alm_12*([.C67]-[.F67])+alm_13*([.D67]-[.E67]))/2^Scale" office:value-type="float" office:value="0" calcext:value-type="float">
            <text:p>0</text:p>
          </table:table-cell>
          <table:table-cell table:formula="of:=(alm_20*([.A67]+[.H67])+alm_21*([.B67]+[.G67])+alm_22*([.C67]+[.F67])+alm_23*([.D67]+[.E67]))/2^Scale" office:value-type="float" office:value="0" calcext:value-type="float">
            <text:p>0</text:p>
          </table:table-cell>
          <table:table-cell table:formula="of:=(alm_30*([.A67]-[.H67])+alm_31*([.B67]-[.G67])+alm_32*([.C67]-[.F67])+alm_33*([.D67]-[.E67]))/2^Scale" office:value-type="float" office:value="0" calcext:value-type="float">
            <text:p>0</text:p>
          </table:table-cell>
          <table:table-cell table:formula="of:=(alm_40*([.A67]+[.H67])+alm_41*([.B67]+[.G67])+alm_42*([.C67]+[.F67])+alm_43*([.D67]+[.E67]))/2^Scale" office:value-type="float" office:value="0" calcext:value-type="float">
            <text:p>0</text:p>
          </table:table-cell>
          <table:table-cell table:formula="of:=(alm_50*([.A67]-[.H67])+alm_51*([.B67]-[.G67])+alm_52*([.C67]-[.F67])+alm_53*([.D67]-[.E67]))/2^Scale" office:value-type="float" office:value="0" calcext:value-type="float">
            <text:p>0</text:p>
          </table:table-cell>
          <table:table-cell table:formula="of:=(alm_60*([.A67]+[.H67])+alm_61*([.B67]+[.G67])+alm_62*([.C67]+[.F67])+alm_63*([.D67]+[.E67]))/2^Scale" office:value-type="float" office:value="0" calcext:value-type="float">
            <text:p>0</text:p>
          </table:table-cell>
          <table:table-cell table:formula="of:=(alm_70*([.A67]-[.H67])+alm_71*([.B67]-[.G67])+alm_72*([.C67]-[.F67])+alm_73*([.D67]-[.E67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68]+[.H68])+alm_01*([.B68]+[.G68])+alm_02*([.C68]+[.F68])+alm_03*([.D68]+[.E68]))/2^Scale" office:value-type="float" office:value="0" calcext:value-type="float">
            <text:p>0</text:p>
          </table:table-cell>
          <table:table-cell table:formula="of:=(alm_10*([.A68]-[.H68])+alm_11*([.B68]-[.G68])+alm_12*([.C68]-[.F68])+alm_13*([.D68]-[.E68]))/2^Scale" office:value-type="float" office:value="0" calcext:value-type="float">
            <text:p>0</text:p>
          </table:table-cell>
          <table:table-cell table:formula="of:=(alm_20*([.A68]+[.H68])+alm_21*([.B68]+[.G68])+alm_22*([.C68]+[.F68])+alm_23*([.D68]+[.E68]))/2^Scale" office:value-type="float" office:value="0" calcext:value-type="float">
            <text:p>0</text:p>
          </table:table-cell>
          <table:table-cell table:formula="of:=(alm_30*([.A68]-[.H68])+alm_31*([.B68]-[.G68])+alm_32*([.C68]-[.F68])+alm_33*([.D68]-[.E68]))/2^Scale" office:value-type="float" office:value="0" calcext:value-type="float">
            <text:p>0</text:p>
          </table:table-cell>
          <table:table-cell table:formula="of:=(alm_40*([.A68]+[.H68])+alm_41*([.B68]+[.G68])+alm_42*([.C68]+[.F68])+alm_43*([.D68]+[.E68]))/2^Scale" office:value-type="float" office:value="0" calcext:value-type="float">
            <text:p>0</text:p>
          </table:table-cell>
          <table:table-cell table:formula="of:=(alm_50*([.A68]-[.H68])+alm_51*([.B68]-[.G68])+alm_52*([.C68]-[.F68])+alm_53*([.D68]-[.E68]))/2^Scale" office:value-type="float" office:value="0" calcext:value-type="float">
            <text:p>0</text:p>
          </table:table-cell>
          <table:table-cell table:formula="of:=(alm_60*([.A68]+[.H68])+alm_61*([.B68]+[.G68])+alm_62*([.C68]+[.F68])+alm_63*([.D68]+[.E68]))/2^Scale" office:value-type="float" office:value="0" calcext:value-type="float">
            <text:p>0</text:p>
          </table:table-cell>
          <table:table-cell table:formula="of:=(alm_70*([.A68]-[.H68])+alm_71*([.B68]-[.G68])+alm_72*([.C68]-[.F68])+alm_73*([.D68]-[.E68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69]+[.H69])+alm_01*([.B69]+[.G69])+alm_02*([.C69]+[.F69])+alm_03*([.D69]+[.E69]))/2^Scale" office:value-type="float" office:value="-241.875" calcext:value-type="float">
            <text:p>-241.875</text:p>
          </table:table-cell>
          <table:table-cell table:formula="of:=(alm_10*([.A69]-[.H69])+alm_11*([.B69]-[.G69])+alm_12*([.C69]-[.F69])+alm_13*([.D69]-[.E69]))/2^Scale" office:value-type="float" office:value="0" calcext:value-type="float">
            <text:p>0</text:p>
          </table:table-cell>
          <table:table-cell table:formula="of:=(alm_20*([.A69]+[.H69])+alm_21*([.B69]+[.G69])+alm_22*([.C69]+[.F69])+alm_23*([.D69]+[.E69]))/2^Scale" office:value-type="float" office:value="0" calcext:value-type="float">
            <text:p>0</text:p>
          </table:table-cell>
          <table:table-cell table:formula="of:=(alm_30*([.A69]-[.H69])+alm_31*([.B69]-[.G69])+alm_32*([.C69]-[.F69])+alm_33*([.D69]-[.E69]))/2^Scale" office:value-type="float" office:value="0" calcext:value-type="float">
            <text:p>0</text:p>
          </table:table-cell>
          <table:table-cell table:formula="of:=(alm_40*([.A69]+[.H69])+alm_41*([.B69]+[.G69])+alm_42*([.C69]+[.F69])+alm_43*([.D69]+[.E69]))/2^Scale" office:value-type="float" office:value="0" calcext:value-type="float">
            <text:p>0</text:p>
          </table:table-cell>
          <table:table-cell table:formula="of:=(alm_50*([.A69]-[.H69])+alm_51*([.B69]-[.G69])+alm_52*([.C69]-[.F69])+alm_53*([.D69]-[.E69]))/2^Scale" office:value-type="float" office:value="0" calcext:value-type="float">
            <text:p>0</text:p>
          </table:table-cell>
          <table:table-cell table:formula="of:=(alm_60*([.A69]+[.H69])+alm_61*([.B69]+[.G69])+alm_62*([.C69]+[.F69])+alm_63*([.D69]+[.E69]))/2^Scale" office:value-type="float" office:value="0" calcext:value-type="float">
            <text:p>0</text:p>
          </table:table-cell>
          <table:table-cell table:formula="of:=(alm_70*([.A69]-[.H69])+alm_71*([.B69]-[.G69])+alm_72*([.C69]-[.F69])+alm_73*([.D69]-[.E69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70]+[.H70])+alm_01*([.B70]+[.G70])+alm_02*([.C70]+[.F70])+alm_03*([.D70]+[.E70]))/2^Scale" office:value-type="float" office:value="0" calcext:value-type="float">
            <text:p>0</text:p>
          </table:table-cell>
          <table:table-cell table:formula="of:=(alm_10*([.A70]-[.H70])+alm_11*([.B70]-[.G70])+alm_12*([.C70]-[.F70])+alm_13*([.D70]-[.E70]))/2^Scale" office:value-type="float" office:value="0" calcext:value-type="float">
            <text:p>0</text:p>
          </table:table-cell>
          <table:table-cell table:formula="of:=(alm_20*([.A70]+[.H70])+alm_21*([.B70]+[.G70])+alm_22*([.C70]+[.F70])+alm_23*([.D70]+[.E70]))/2^Scale" office:value-type="float" office:value="0" calcext:value-type="float">
            <text:p>0</text:p>
          </table:table-cell>
          <table:table-cell table:formula="of:=(alm_30*([.A70]-[.H70])+alm_31*([.B70]-[.G70])+alm_32*([.C70]-[.F70])+alm_33*([.D70]-[.E70]))/2^Scale" office:value-type="float" office:value="0" calcext:value-type="float">
            <text:p>0</text:p>
          </table:table-cell>
          <table:table-cell table:formula="of:=(alm_40*([.A70]+[.H70])+alm_41*([.B70]+[.G70])+alm_42*([.C70]+[.F70])+alm_43*([.D70]+[.E70]))/2^Scale" office:value-type="float" office:value="0" calcext:value-type="float">
            <text:p>0</text:p>
          </table:table-cell>
          <table:table-cell table:formula="of:=(alm_50*([.A70]-[.H70])+alm_51*([.B70]-[.G70])+alm_52*([.C70]-[.F70])+alm_53*([.D70]-[.E70]))/2^Scale" office:value-type="float" office:value="0" calcext:value-type="float">
            <text:p>0</text:p>
          </table:table-cell>
          <table:table-cell table:formula="of:=(alm_60*([.A70]+[.H70])+alm_61*([.B70]+[.G70])+alm_62*([.C70]+[.F70])+alm_63*([.D70]+[.E70]))/2^Scale" office:value-type="float" office:value="0" calcext:value-type="float">
            <text:p>0</text:p>
          </table:table-cell>
          <table:table-cell table:formula="of:=(alm_70*([.A70]-[.H70])+alm_71*([.B70]-[.G70])+alm_72*([.C70]-[.F70])+alm_73*([.D70]-[.E70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71]+[.H71])+alm_01*([.B71]+[.G71])+alm_02*([.C71]+[.F71])+alm_03*([.D71]+[.E71]))/2^Scale" office:value-type="float" office:value="-73.125" calcext:value-type="float">
            <text:p>-73.125</text:p>
          </table:table-cell>
          <table:table-cell table:formula="of:=(alm_10*([.A71]-[.H71])+alm_11*([.B71]-[.G71])+alm_12*([.C71]-[.F71])+alm_13*([.D71]-[.E71]))/2^Scale" office:value-type="float" office:value="0" calcext:value-type="float">
            <text:p>0</text:p>
          </table:table-cell>
          <table:table-cell table:formula="of:=(alm_20*([.A71]+[.H71])+alm_21*([.B71]+[.G71])+alm_22*([.C71]+[.F71])+alm_23*([.D71]+[.E71]))/2^Scale" office:value-type="float" office:value="0" calcext:value-type="float">
            <text:p>0</text:p>
          </table:table-cell>
          <table:table-cell table:formula="of:=(alm_30*([.A71]-[.H71])+alm_31*([.B71]-[.G71])+alm_32*([.C71]-[.F71])+alm_33*([.D71]-[.E71]))/2^Scale" office:value-type="float" office:value="0" calcext:value-type="float">
            <text:p>0</text:p>
          </table:table-cell>
          <table:table-cell table:formula="of:=(alm_40*([.A71]+[.H71])+alm_41*([.B71]+[.G71])+alm_42*([.C71]+[.F71])+alm_43*([.D71]+[.E71]))/2^Scale" office:value-type="float" office:value="0" calcext:value-type="float">
            <text:p>0</text:p>
          </table:table-cell>
          <table:table-cell table:formula="of:=(alm_50*([.A71]-[.H71])+alm_51*([.B71]-[.G71])+alm_52*([.C71]-[.F71])+alm_53*([.D71]-[.E71]))/2^Scale" office:value-type="float" office:value="0" calcext:value-type="float">
            <text:p>0</text:p>
          </table:table-cell>
          <table:table-cell table:formula="of:=(alm_60*([.A71]+[.H71])+alm_61*([.B71]+[.G71])+alm_62*([.C71]+[.F71])+alm_63*([.D71]+[.E71]))/2^Scale" office:value-type="float" office:value="0" calcext:value-type="float">
            <text:p>0</text:p>
          </table:table-cell>
          <table:table-cell table:formula="of:=(alm_70*([.A71]-[.H71])+alm_71*([.B71]-[.G71])+alm_72*([.C71]-[.F71])+alm_73*([.D71]-[.E71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72]+[.H72])+alm_01*([.B72]+[.G72])+alm_02*([.C72]+[.F72])+alm_03*([.D72]+[.E72]))/2^Scale" office:value-type="float" office:value="0" calcext:value-type="float">
            <text:p>0</text:p>
          </table:table-cell>
          <table:table-cell table:formula="of:=(alm_10*([.A72]-[.H72])+alm_11*([.B72]-[.G72])+alm_12*([.C72]-[.F72])+alm_13*([.D72]-[.E72]))/2^Scale" office:value-type="float" office:value="0" calcext:value-type="float">
            <text:p>0</text:p>
          </table:table-cell>
          <table:table-cell table:formula="of:=(alm_20*([.A72]+[.H72])+alm_21*([.B72]+[.G72])+alm_22*([.C72]+[.F72])+alm_23*([.D72]+[.E72]))/2^Scale" office:value-type="float" office:value="0" calcext:value-type="float">
            <text:p>0</text:p>
          </table:table-cell>
          <table:table-cell table:formula="of:=(alm_30*([.A72]-[.H72])+alm_31*([.B72]-[.G72])+alm_32*([.C72]-[.F72])+alm_33*([.D72]-[.E72]))/2^Scale" office:value-type="float" office:value="0" calcext:value-type="float">
            <text:p>0</text:p>
          </table:table-cell>
          <table:table-cell table:formula="of:=(alm_40*([.A72]+[.H72])+alm_41*([.B72]+[.G72])+alm_42*([.C72]+[.F72])+alm_43*([.D72]+[.E72]))/2^Scale" office:value-type="float" office:value="0" calcext:value-type="float">
            <text:p>0</text:p>
          </table:table-cell>
          <table:table-cell table:formula="of:=(alm_50*([.A72]-[.H72])+alm_51*([.B72]-[.G72])+alm_52*([.C72]-[.F72])+alm_53*([.D72]-[.E72]))/2^Scale" office:value-type="float" office:value="0" calcext:value-type="float">
            <text:p>0</text:p>
          </table:table-cell>
          <table:table-cell table:formula="of:=(alm_60*([.A72]+[.H72])+alm_61*([.B72]+[.G72])+alm_62*([.C72]+[.F72])+alm_63*([.D72]+[.E72]))/2^Scale" office:value-type="float" office:value="0" calcext:value-type="float">
            <text:p>0</text:p>
          </table:table-cell>
          <table:table-cell table:formula="of:=(alm_70*([.A72]-[.H72])+alm_71*([.B72]-[.G72])+alm_72*([.C72]-[.F72])+alm_73*([.D72]-[.E72]))/2^Scale" office:value-type="float" office:value="0" calcext:value-type="float">
            <text:p>0</text:p>
          </table:table-cell>
        </table:table-row>
        <table:table-row table:style-name="ro1">
          <table:table-cell table:formula="of:=(alm_00*([.A73]+[.H73])+alm_01*([.B73]+[.G73])+alm_02*([.C73]+[.F73])+alm_03*([.D73]+[.E73]))/2^Scale" office:value-type="float" office:value="0" calcext:value-type="float">
            <text:p>0</text:p>
          </table:table-cell>
          <table:table-cell table:formula="of:=(alm_10*([.A73]-[.H73])+alm_11*([.B73]-[.G73])+alm_12*([.C73]-[.F73])+alm_13*([.D73]-[.E73]))/2^Scale" office:value-type="float" office:value="0" calcext:value-type="float">
            <text:p>0</text:p>
          </table:table-cell>
          <table:table-cell table:formula="of:=(alm_20*([.A73]+[.H73])+alm_21*([.B73]+[.G73])+alm_22*([.C73]+[.F73])+alm_23*([.D73]+[.E73]))/2^Scale" office:value-type="float" office:value="0" calcext:value-type="float">
            <text:p>0</text:p>
          </table:table-cell>
          <table:table-cell table:formula="of:=(alm_30*([.A73]-[.H73])+alm_31*([.B73]-[.G73])+alm_32*([.C73]-[.F73])+alm_33*([.D73]-[.E73]))/2^Scale" office:value-type="float" office:value="0" calcext:value-type="float">
            <text:p>0</text:p>
          </table:table-cell>
          <table:table-cell table:formula="of:=(alm_40*([.A73]+[.H73])+alm_41*([.B73]+[.G73])+alm_42*([.C73]+[.F73])+alm_43*([.D73]+[.E73]))/2^Scale" office:value-type="float" office:value="0" calcext:value-type="float">
            <text:p>0</text:p>
          </table:table-cell>
          <table:table-cell table:formula="of:=(alm_50*([.A73]-[.H73])+alm_51*([.B73]-[.G73])+alm_52*([.C73]-[.F73])+alm_53*([.D73]-[.E73]))/2^Scale" office:value-type="float" office:value="0" calcext:value-type="float">
            <text:p>0</text:p>
          </table:table-cell>
          <table:table-cell table:formula="of:=(alm_60*([.A73]+[.H73])+alm_61*([.B73]+[.G73])+alm_62*([.C73]+[.F73])+alm_63*([.D73]+[.E73]))/2^Scale" office:value-type="float" office:value="0" calcext:value-type="float">
            <text:p>0</text:p>
          </table:table-cell>
          <table:table-cell table:formula="of:=(alm_70*([.A73]-[.H73])+alm_71*([.B73]-[.G73])+alm_72*([.C73]-[.F73])+alm_73*([.D73]-[.E73]))/2^Scale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-D Decimal Coefficients:</text:p>
          </table:table-cell>
          <table:table-cell table:number-columns-repeated="7"/>
        </table:table-row>
        <table:table-row table:style-name="ro1">
          <table:table-cell table:formula="of:=[.A76]/2^Scale" office:value-type="float" office:value="257.080078125" calcext:value-type="float">
            <text:p>257.080078125</text:p>
          </table:table-cell>
          <table:table-cell table:formula="of:=[.B76]/2^Scale" office:value-type="float" office:value="-145.1953125" calcext:value-type="float">
            <text:p>-145.1953125</text:p>
          </table:table-cell>
          <table:table-cell table:formula="of:=[.C76]/2^Scale" office:value-type="float" office:value="0" calcext:value-type="float">
            <text:p>0</text:p>
          </table:table-cell>
          <table:table-cell table:formula="of:=[.D76]/2^Scale" office:value-type="float" office:value="-15.1171875" calcext:value-type="float">
            <text:p>-15.1171875</text:p>
          </table:table-cell>
          <table:table-cell table:formula="of:=[.E76]/2^Scale" office:value-type="float" office:value="0" calcext:value-type="float">
            <text:p>0</text:p>
          </table:table-cell>
          <table:table-cell table:formula="of:=[.F76]/2^Scale" office:value-type="float" office:value="-4.5703125" calcext:value-type="float">
            <text:p>-4.5703125</text:p>
          </table:table-cell>
          <table:table-cell table:formula="of:=[.G76]/2^Scale" office:value-type="float" office:value="0" calcext:value-type="float">
            <text:p>0</text:p>
          </table:table-cell>
          <table:table-cell table:formula="of:=[.H76]/2^Scale" office:value-type="float" office:value="0" calcext:value-type="float">
            <text:p>0</text:p>
          </table:table-cell>
        </table:table-row>
        <table:table-row table:style-name="ro1">
          <table:table-cell table:formula="of:=[.A77]/2^Scale" office:value-type="float" office:value="-18.1494140625" calcext:value-type="float">
            <text:p>-18.1494140625</text:p>
          </table:table-cell>
          <table:table-cell table:formula="of:=[.B77]/2^Scale" office:value-type="float" office:value="0" calcext:value-type="float">
            <text:p>0</text:p>
          </table:table-cell>
          <table:table-cell table:formula="of:=[.C77]/2^Scale" office:value-type="float" office:value="0" calcext:value-type="float">
            <text:p>0</text:p>
          </table:table-cell>
          <table:table-cell table:formula="of:=[.D77]/2^Scale" office:value-type="float" office:value="0" calcext:value-type="float">
            <text:p>0</text:p>
          </table:table-cell>
          <table:table-cell table:formula="of:=[.E77]/2^Scale" office:value-type="float" office:value="0" calcext:value-type="float">
            <text:p>0</text:p>
          </table:table-cell>
          <table:table-cell table:formula="of:=[.F77]/2^Scale" office:value-type="float" office:value="0" calcext:value-type="float">
            <text:p>0</text:p>
          </table:table-cell>
          <table:table-cell table:formula="of:=[.G77]/2^Scale" office:value-type="float" office:value="0" calcext:value-type="float">
            <text:p>0</text:p>
          </table:table-cell>
          <table:table-cell table:formula="of:=[.H77]/2^Scale" office:value-type="float" office:value="0" calcext:value-type="float">
            <text:p>0</text:p>
          </table:table-cell>
        </table:table-row>
        <table:table-row table:style-name="ro1">
          <table:table-cell table:formula="of:=[.A78]/2^Scale" office:value-type="float" office:value="0" calcext:value-type="float">
            <text:p>0</text:p>
          </table:table-cell>
          <table:table-cell table:formula="of:=[.B78]/2^Scale" office:value-type="float" office:value="0" calcext:value-type="float">
            <text:p>0</text:p>
          </table:table-cell>
          <table:table-cell table:formula="of:=[.C78]/2^Scale" office:value-type="float" office:value="0" calcext:value-type="float">
            <text:p>0</text:p>
          </table:table-cell>
          <table:table-cell table:formula="of:=[.D78]/2^Scale" office:value-type="float" office:value="0" calcext:value-type="float">
            <text:p>0</text:p>
          </table:table-cell>
          <table:table-cell table:formula="of:=[.E78]/2^Scale" office:value-type="float" office:value="0" calcext:value-type="float">
            <text:p>0</text:p>
          </table:table-cell>
          <table:table-cell table:formula="of:=[.F78]/2^Scale" office:value-type="float" office:value="0" calcext:value-type="float">
            <text:p>0</text:p>
          </table:table-cell>
          <table:table-cell table:formula="of:=[.G78]/2^Scale" office:value-type="float" office:value="0" calcext:value-type="float">
            <text:p>0</text:p>
          </table:table-cell>
          <table:table-cell table:formula="of:=[.H78]/2^Scale" office:value-type="float" office:value="0" calcext:value-type="float">
            <text:p>0</text:p>
          </table:table-cell>
        </table:table-row>
        <table:table-row table:style-name="ro1">
          <table:table-cell table:formula="of:=[.A79]/2^Scale" office:value-type="float" office:value="-1.8896484375" calcext:value-type="float">
            <text:p>-1.8896484375</text:p>
          </table:table-cell>
          <table:table-cell table:formula="of:=[.B79]/2^Scale" office:value-type="float" office:value="0" calcext:value-type="float">
            <text:p>0</text:p>
          </table:table-cell>
          <table:table-cell table:formula="of:=[.C79]/2^Scale" office:value-type="float" office:value="0" calcext:value-type="float">
            <text:p>0</text:p>
          </table:table-cell>
          <table:table-cell table:formula="of:=[.D79]/2^Scale" office:value-type="float" office:value="0" calcext:value-type="float">
            <text:p>0</text:p>
          </table:table-cell>
          <table:table-cell table:formula="of:=[.E79]/2^Scale" office:value-type="float" office:value="0" calcext:value-type="float">
            <text:p>0</text:p>
          </table:table-cell>
          <table:table-cell table:formula="of:=[.F79]/2^Scale" office:value-type="float" office:value="0" calcext:value-type="float">
            <text:p>0</text:p>
          </table:table-cell>
          <table:table-cell table:formula="of:=[.G79]/2^Scale" office:value-type="float" office:value="0" calcext:value-type="float">
            <text:p>0</text:p>
          </table:table-cell>
          <table:table-cell table:formula="of:=[.H79]/2^Scale" office:value-type="float" office:value="0" calcext:value-type="float">
            <text:p>0</text:p>
          </table:table-cell>
        </table:table-row>
        <table:table-row table:style-name="ro1">
          <table:table-cell table:formula="of:=[.A80]/2^Scale" office:value-type="float" office:value="0" calcext:value-type="float">
            <text:p>0</text:p>
          </table:table-cell>
          <table:table-cell table:formula="of:=[.B80]/2^Scale" office:value-type="float" office:value="0" calcext:value-type="float">
            <text:p>0</text:p>
          </table:table-cell>
          <table:table-cell table:formula="of:=[.C80]/2^Scale" office:value-type="float" office:value="0" calcext:value-type="float">
            <text:p>0</text:p>
          </table:table-cell>
          <table:table-cell table:formula="of:=[.D80]/2^Scale" office:value-type="float" office:value="0" calcext:value-type="float">
            <text:p>0</text:p>
          </table:table-cell>
          <table:table-cell table:formula="of:=[.E80]/2^Scale" office:value-type="float" office:value="0" calcext:value-type="float">
            <text:p>0</text:p>
          </table:table-cell>
          <table:table-cell table:formula="of:=[.F80]/2^Scale" office:value-type="float" office:value="0" calcext:value-type="float">
            <text:p>0</text:p>
          </table:table-cell>
          <table:table-cell table:formula="of:=[.G80]/2^Scale" office:value-type="float" office:value="0" calcext:value-type="float">
            <text:p>0</text:p>
          </table:table-cell>
          <table:table-cell table:formula="of:=[.H80]/2^Scale" office:value-type="float" office:value="0" calcext:value-type="float">
            <text:p>0</text:p>
          </table:table-cell>
        </table:table-row>
        <table:table-row table:style-name="ro1">
          <table:table-cell table:formula="of:=[.A81]/2^Scale" office:value-type="float" office:value="-0.5712890625" calcext:value-type="float">
            <text:p>-0.5712890625</text:p>
          </table:table-cell>
          <table:table-cell table:formula="of:=[.B81]/2^Scale" office:value-type="float" office:value="0" calcext:value-type="float">
            <text:p>0</text:p>
          </table:table-cell>
          <table:table-cell table:formula="of:=[.C81]/2^Scale" office:value-type="float" office:value="0" calcext:value-type="float">
            <text:p>0</text:p>
          </table:table-cell>
          <table:table-cell table:formula="of:=[.D81]/2^Scale" office:value-type="float" office:value="0" calcext:value-type="float">
            <text:p>0</text:p>
          </table:table-cell>
          <table:table-cell table:formula="of:=[.E81]/2^Scale" office:value-type="float" office:value="0" calcext:value-type="float">
            <text:p>0</text:p>
          </table:table-cell>
          <table:table-cell table:formula="of:=[.F81]/2^Scale" office:value-type="float" office:value="0" calcext:value-type="float">
            <text:p>0</text:p>
          </table:table-cell>
          <table:table-cell table:formula="of:=[.G81]/2^Scale" office:value-type="float" office:value="0" calcext:value-type="float">
            <text:p>0</text:p>
          </table:table-cell>
          <table:table-cell table:formula="of:=[.H81]/2^Scale" office:value-type="float" office:value="0" calcext:value-type="float">
            <text:p>0</text:p>
          </table:table-cell>
        </table:table-row>
        <table:table-row table:style-name="ro1">
          <table:table-cell table:formula="of:=[.A82]/2^Scale" office:value-type="float" office:value="0" calcext:value-type="float">
            <text:p>0</text:p>
          </table:table-cell>
          <table:table-cell table:formula="of:=[.B82]/2^Scale" office:value-type="float" office:value="0" calcext:value-type="float">
            <text:p>0</text:p>
          </table:table-cell>
          <table:table-cell table:formula="of:=[.C82]/2^Scale" office:value-type="float" office:value="0" calcext:value-type="float">
            <text:p>0</text:p>
          </table:table-cell>
          <table:table-cell table:formula="of:=[.D82]/2^Scale" office:value-type="float" office:value="0" calcext:value-type="float">
            <text:p>0</text:p>
          </table:table-cell>
          <table:table-cell table:formula="of:=[.E82]/2^Scale" office:value-type="float" office:value="0" calcext:value-type="float">
            <text:p>0</text:p>
          </table:table-cell>
          <table:table-cell table:formula="of:=[.F82]/2^Scale" office:value-type="float" office:value="0" calcext:value-type="float">
            <text:p>0</text:p>
          </table:table-cell>
          <table:table-cell table:formula="of:=[.G82]/2^Scale" office:value-type="float" office:value="0" calcext:value-type="float">
            <text:p>0</text:p>
          </table:table-cell>
          <table:table-cell table:formula="of:=[.H82]/2^Scale" office:value-type="float" office:value="0" calcext:value-type="float">
            <text:p>0</text:p>
          </table:table-cell>
        </table:table-row>
        <table:table-row table:style-name="ro1">
          <table:table-cell table:formula="of:=[.A83]/2^Scale" office:value-type="float" office:value="0" calcext:value-type="float">
            <text:p>0</text:p>
          </table:table-cell>
          <table:table-cell table:formula="of:=[.B83]/2^Scale" office:value-type="float" office:value="0" calcext:value-type="float">
            <text:p>0</text:p>
          </table:table-cell>
          <table:table-cell table:formula="of:=[.C83]/2^Scale" office:value-type="float" office:value="0" calcext:value-type="float">
            <text:p>0</text:p>
          </table:table-cell>
          <table:table-cell table:formula="of:=[.D83]/2^Scale" office:value-type="float" office:value="0" calcext:value-type="float">
            <text:p>0</text:p>
          </table:table-cell>
          <table:table-cell table:formula="of:=[.E83]/2^Scale" office:value-type="float" office:value="0" calcext:value-type="float">
            <text:p>0</text:p>
          </table:table-cell>
          <table:table-cell table:formula="of:=[.F83]/2^Scale" office:value-type="float" office:value="0" calcext:value-type="float">
            <text:p>0</text:p>
          </table:table-cell>
          <table:table-cell table:formula="of:=[.G83]/2^Scale" office:value-type="float" office:value="0" calcext:value-type="float">
            <text:p>0</text:p>
          </table:table-cell>
          <table:table-cell table:formula="of:=[.H83]/2^Scale" office:value-type="float" office:value="0" calcext:value-type="float">
            <text:p>0</text:p>
          </table:table-cell>
        </table:table-row>
      </table:table>
      <table:named-expressions>
        <table:named-range table:name="alm_00" table:base-cell-address="$Sheet1.$C$17" table:cell-range-address="$Sheet1.$C$17"/>
        <table:named-range table:name="alm_01" table:base-cell-address="$Sheet1.$D$17" table:cell-range-address="$Sheet1.$D$17"/>
        <table:named-range table:name="alm_02" table:base-cell-address="$Sheet1.$E$17" table:cell-range-address="$Sheet1.$E$17"/>
        <table:named-range table:name="alm_03" table:base-cell-address="$Sheet1.$F$17" table:cell-range-address="$Sheet1.$F$17"/>
        <table:named-range table:name="alm_10" table:base-cell-address="$Sheet1.$C$18" table:cell-range-address="$Sheet1.$C$18"/>
        <table:named-range table:name="alm_11" table:base-cell-address="$Sheet1.$D$18" table:cell-range-address="$Sheet1.$D$18"/>
        <table:named-range table:name="alm_12" table:base-cell-address="$Sheet1.$E$18" table:cell-range-address="$Sheet1.$E$18"/>
        <table:named-range table:name="alm_13" table:base-cell-address="$Sheet1.$F$18" table:cell-range-address="$Sheet1.$F$18"/>
        <table:named-range table:name="alm_20" table:base-cell-address="$Sheet1.$C$19" table:cell-range-address="$Sheet1.$C$19"/>
        <table:named-range table:name="alm_21" table:base-cell-address="$Sheet1.$D$19" table:cell-range-address="$Sheet1.$D$19"/>
        <table:named-range table:name="alm_22" table:base-cell-address="$Sheet1.$E$19" table:cell-range-address="$Sheet1.$E$19"/>
        <table:named-range table:name="alm_23" table:base-cell-address="$Sheet1.$F$19" table:cell-range-address="$Sheet1.$F$19"/>
        <table:named-range table:name="alm_30" table:base-cell-address="$Sheet1.$C$20" table:cell-range-address="$Sheet1.$C$20"/>
        <table:named-range table:name="alm_31" table:base-cell-address="$Sheet1.$D$20" table:cell-range-address="$Sheet1.$D$20"/>
        <table:named-range table:name="alm_32" table:base-cell-address="$Sheet1.$E$20" table:cell-range-address="$Sheet1.$E$20"/>
        <table:named-range table:name="alm_33" table:base-cell-address="$Sheet1.$F$20" table:cell-range-address="$Sheet1.$F$20"/>
        <table:named-range table:name="alm_40" table:base-cell-address="$Sheet1.$C$21" table:cell-range-address="$Sheet1.$C$21"/>
        <table:named-range table:name="alm_41" table:base-cell-address="$Sheet1.$D$21" table:cell-range-address="$Sheet1.$D$21"/>
        <table:named-range table:name="alm_42" table:base-cell-address="$Sheet1.$E$21" table:cell-range-address="$Sheet1.$E$21"/>
        <table:named-range table:name="alm_43" table:base-cell-address="$Sheet1.$F$21" table:cell-range-address="$Sheet1.$F$21"/>
        <table:named-range table:name="alm_50" table:base-cell-address="$Sheet1.$C$22" table:cell-range-address="$Sheet1.$C$22"/>
        <table:named-range table:name="alm_51" table:base-cell-address="$Sheet1.$D$22" table:cell-range-address="$Sheet1.$D$22"/>
        <table:named-range table:name="alm_52" table:base-cell-address="$Sheet1.$E$22" table:cell-range-address="$Sheet1.$E$22"/>
        <table:named-range table:name="alm_53" table:base-cell-address="$Sheet1.$F$22" table:cell-range-address="$Sheet1.$F$22"/>
        <table:named-range table:name="alm_60" table:base-cell-address="$Sheet1.$C$23" table:cell-range-address="$Sheet1.$C$23"/>
        <table:named-range table:name="alm_61" table:base-cell-address="$Sheet1.$D$23" table:cell-range-address="$Sheet1.$D$23"/>
        <table:named-range table:name="alm_62" table:base-cell-address="$Sheet1.$E$23" table:cell-range-address="$Sheet1.$E$23"/>
        <table:named-range table:name="alm_63" table:base-cell-address="$Sheet1.$F$23" table:cell-range-address="$Sheet1.$F$23"/>
        <table:named-range table:name="alm_70" table:base-cell-address="$Sheet1.$C$24" table:cell-range-address="$Sheet1.$C$24"/>
        <table:named-range table:name="alm_71" table:base-cell-address="$Sheet1.$D$24" table:cell-range-address="$Sheet1.$D$24"/>
        <table:named-range table:name="alm_72" table:base-cell-address="$Sheet1.$E$24" table:cell-range-address="$Sheet1.$E$24"/>
        <table:named-range table:name="alm_73" table:base-cell-address="$Sheet1.$F$24" table:cell-range-address="$Sheet1.$F$24"/>
        <table:named-range table:name="Scale" table:base-cell-address="$Sheet1.$H$1" table:cell-range-address="$Sheet1.$H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00-00-00</text:date>, <text:time style:data-style-name="N2" text:time-value="00:41:21.878792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3:41.413259805</meta:creation-date>
    <dc:date>2021-03-16T01:52:51.639762492</dc:date>
    <meta:editing-duration>PT9H43M57S</meta:editing-duration>
    <meta:editing-cycles>8</meta:editing-cycles>
    <meta:generator>LibreOffice/6.3.6.2$Linux_X86_64 LibreOffice_project/2196df99b074d8a661f4036fca8fa0cbfa33a497</meta:generator>
    <meta:document-statistic meta:table-count="1" meta:cell-count="570" meta:object-count="0"/>
  </office:meta>
</office:document-meta>
</file>